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9.063cm"/>
    </style:style>
    <style:style style:name="co2" style:family="table-column">
      <style:table-column-properties fo:break-before="auto" style:column-width="4.032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5.992cm"/>
    </style:style>
    <style:style style:name="co6" style:family="table-column">
      <style:table-column-properties fo:break-before="auto" style:column-width="6.006cm"/>
    </style:style>
    <style:style style:name="co7" style:family="table-column">
      <style:table-column-properties fo:break-before="auto" style:column-width="8.128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bg1_5f_EET_5f_map_5f_terms-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" style:font-name-complex="Calibri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g1_EET_map_terms-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Карта</text:p>
          </table:table-cell>
          <table:table-cell table:style-name="ce1" office:value-type="string" calcext:value-type="string">
            <text:p>BG1-EET</text:p>
          </table:table-cell>
          <table:table-cell table:style-name="ce3" office:value-type="string" calcext:value-type="string">
            <text:p>BG2EE (Si1ver)</text:p>
          </table:table-cell>
          <table:table-cell table:style-name="ce1" office:value-type="string" calcext:value-type="string">
            <text:p>SoD</text:p>
          </table:table-cell>
          <table:table-cell table:style-name="ce1" office:value-type="string" calcext:value-type="string">
            <text:p>Проект, что подписать на карте</text:p>
          </table:table-cell>
          <table:table-cell office:value-type="string" calcext:value-type="string">
            <text:p>French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cewind Dale <text:s text:c="11"/>Долина Ледяного Ветра</text:p>
          </table:table-cell>
          <table:table-cell table:style-name="ce1" office:value-type="string" calcext:value-type="string">
            <text:p>Долина Ледяного Ветра</text:p>
          </table:table-cell>
          <table:table-cell table:style-name="ce1" office:value-type="string" calcext:value-type="string">
            <text:p>долина Ледяных Ветров</text:p>
          </table:table-cell>
          <table:table-cell table:number-columns-repeated="2" table:style-name="ce1" office:value-type="string" calcext:value-type="string">
            <text:p>Долина Ледяного Ветра</text:p>
          </table:table-cell>
          <table:table-cell office:value-type="string" calcext:value-type="string">
            <text:p>Val de Bis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omewhere far North <text:s text:c="4"/>Где-то на Крайнем Севере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де-то на Крайнем Севере</text:p>
          </table:table-cell>
          <table:table-cell office:value-type="string" calcext:value-type="string">
            <text:p>Quelque part loin au Nor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pine of the World <text:s text:c="5"/>Хребет Мира</text:p>
          </table:table-cell>
          <table:table-cell table:number-columns-repeated="4" table:style-name="ce1" office:value-type="string" calcext:value-type="string">
            <text:p>Хребет Мира</text:p>
          </table:table-cell>
          <table:table-cell office:value-type="string" calcext:value-type="string">
            <text:p>Épine Dorsale du Mond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uskan <text:s text:c="17"/>Лускан</text:p>
          </table:table-cell>
          <table:table-cell table:number-columns-repeated="4" table:style-name="ce1" office:value-type="string" calcext:value-type="string">
            <text:p>Лускан</text:p>
          </table:table-cell>
          <table:table-cell table:style-name="ce1" office:value-type="string" calcext:value-type="string">
            <text:p>Luska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rabar <text:s text:c="16"/>Мирабар</text:p>
          </table:table-cell>
          <table:table-cell table:style-name="ce1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Мирабар</text:p>
          </table:table-cell>
          <table:table-cell table:style-name="ce2" office:value-type="string" calcext:value-type="string">
            <text:p>Miraba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everwinter Wood <text:s text:c="7"/>Лес Невервинт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Невервинтер</text:p>
          </table:table-cell>
          <table:table-cell office:value-type="string" calcext:value-type="string">
            <text:p>Bois du Padhiv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urkwood <text:s text:c="15"/>Прятколесье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Лурквуд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Лурквуд</text:p>
          </table:table-cell>
          <table:table-cell office:value-type="string" calcext:value-type="string">
            <text:p>Bois tapi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he Crags <text:s text:c="14"/>Скалистые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калистые горы</text:p>
          </table:table-cell>
          <table:table-cell office:value-type="string" calcext:value-type="string">
            <text:p>Les Escarp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ongsaddle <text:s text:c="13"/>Длинное Седло</text:p>
          </table:table-cell>
          <table:table-cell table:style-name="ce1" office:value-type="string" calcext:value-type="string">
            <text:p>Лонгседдл</text:p>
          </table:table-cell>
          <table:table-cell table:style-name="ce1" office:value-type="string" calcext:value-type="string">
            <text:p>Лонгсэдд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Лонгсэддл</text:p>
          </table:table-cell>
          <table:table-cell office:value-type="string" calcext:value-type="string">
            <text:p>Longuesel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thral Hall <text:s text:c="11"/>Мифриловый Зал</text:p>
          </table:table-cell>
          <table:table-cell table:style-name="ce1" office:value-type="string" calcext:value-type="string">
            <text:p>Мифриловый За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фриловый Чертог ??</text:p>
          </table:table-cell>
          <table:table-cell table:style-name="ce1" office:value-type="string" calcext:value-type="string">
            <text:p>Мифриловый Зал</text:p>
          </table:table-cell>
          <table:table-cell office:value-type="string" calcext:value-type="string">
            <text:p>Castelmithr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vermoor <text:s text:c="15"/>Вечное Болото</text:p>
          </table:table-cell>
          <table:table-cell table:number-columns-repeated="2" table:style-name="ce1" office:value-type="string" calcext:value-type="string">
            <text:p>Вечные Топи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Вечные Топи</text:p>
          </table:table-cell>
          <table:table-cell office:value-type="string" calcext:value-type="string">
            <text:p>Landes Éternell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he Moonwood <text:s text:c="11"/>Лунолесье</text:p>
          </table:table-cell>
          <table:table-cell table:style-name="ce1" office:value-type="string" calcext:value-type="string">
            <text:p>Лунный Лес</text:p>
          </table:table-cell>
          <table:table-cell table:style-name="ce1" office:value-type="string" calcext:value-type="string">
            <text:p>Лунный лес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Лунный лес</text:p>
          </table:table-cell>
          <table:table-cell office:value-type="string" calcext:value-type="string">
            <text:p>Boilun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lverymoon <text:s text:c="12"/>Серебристая Луна</text:p>
          </table:table-cell>
          <table:table-cell table:style-name="ce1" office:value-type="string" calcext:value-type="string">
            <text:p>Серебристая Луна </text:p>
          </table:table-cell>
          <table:table-cell table:style-name="ce1" office:value-type="string" calcext:value-type="string">
            <text:p>Серебристая Луна</text:p>
          </table:table-cell>
          <table:table-cell table:style-name="ce1" office:value-type="string" calcext:value-type="string">
            <text:p>Серебряная Луна ??</text:p>
          </table:table-cell>
          <table:table-cell table:style-name="ce1" office:value-type="string" calcext:value-type="string">
            <text:p>Серебристая Луна</text:p>
          </table:table-cell>
          <table:table-cell office:value-type="string" calcext:value-type="string">
            <text:p>Lunarg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 Llast</text:p>
          </table:table-cell>
          <table:table-cell table:number-columns-repeated="2" table:style-name="ce1" office:value-type="string" calcext:value-type="string">
            <text:p>(Сереябряной Луны @13170, @7302)</text:p>
          </table:table-cell>
          <table:table-cell table:number-columns-repeated="2"/>
          <table:table-cell office:value-type="string" calcext:value-type="string">
            <text:p>Port Llas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eorunna’s Well</text:p>
          </table:table-cell>
          <table:table-cell table:number-columns-repeated="4"/>
          <table:table-cell office:value-type="string" calcext:value-type="string">
            <text:p>Puits de Béorunn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n Towns</text:p>
          </table:table-cell>
          <table:table-cell table:number-columns-repeated="4"/>
          <table:table-cell table:style-name="ce9" office:value-type="string" calcext:value-type="string">
            <text:p>Dix-Cités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========</text:p>
          </table:table-cell>
          <table:table-cell table:number-columns-repeated="1023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itadel Adbar <text:s text:c="10"/>Цитадель Адбар</text:p>
          </table:table-cell>
          <table:table-cell table:style-name="ce1" office:value-type="string" calcext:value-type="string">
            <text:p>Цитадель Адбар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Цитадель Адбар</text:p>
          </table:table-cell>
          <table:table-cell office:value-type="string" calcext:value-type="string">
            <text:p>Citadelle d’Ad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ndabar <text:s text:c="15"/>Сандабар</text:p>
          </table:table-cell>
          <table:table-cell table:number-columns-repeated="2" table:style-name="ce1" office:value-type="string" calcext:value-type="string">
            <text:p>Сундаб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ундабар</text:p>
          </table:table-cell>
          <table:table-cell table:style-name="ce2" office:value-type="string" calcext:value-type="string">
            <text:p>Sunda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ether Mountains <text:s text:c="7"/>Нетерские Горы</text:p>
          </table:table-cell>
          <table:table-cell table:style-name="ce1" office:value-type="string" calcext:value-type="string">
            <text:p>Нетерильские Горы</text:p>
          </table:table-cell>
          <table:table-cell table:style-name="ce1" office:value-type="string" calcext:value-type="string">
            <text:p>Нижние горы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Нетерские Горы</text:p>
          </table:table-cell>
          <table:table-cell office:value-type="string" calcext:value-type="string">
            <text:p>Montagnes Néthèr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High Ice <text:s text:c="11"/>Высокий Ле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Высокий Лёд</text:p>
          </table:table-cell>
          <table:table-cell office:value-type="string" calcext:value-type="string">
            <text:p>Haute Glac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urnback Mountains <text:s text:c="5"/>Оборотные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боротные горы</text:p>
          </table:table-cell>
          <table:table-cell office:value-type="string" calcext:value-type="string">
            <text:p>Monts Tournedo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order Forest <text:s text:c="10"/>Пограничны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ограничный Лес</text:p>
          </table:table-cell>
          <table:table-cell office:value-type="string" calcext:value-type="string">
            <text:p>Forêt de l’Oré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Whitehorn <text:s text:c="14"/>Белый Рог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Белый Рог</text:p>
          </table:table-cell>
          <table:table-cell office:value-type="string" calcext:value-type="string">
            <text:p>Blanchecorn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itadel of the Raven <text:s text:c="3"/>Цитадель Ворона</text:p>
          </table:table-cell>
          <table:table-cell table:style-name="ce1" office:value-type="string" calcext:value-type="string">
            <text:p>Цитадель Ворона</text:p>
          </table:table-cell>
          <table:table-cell table:style-name="ce1" office:value-type="string" calcext:value-type="string">
            <text:p>крепость Воро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Цитадель Ворона</text:p>
          </table:table-cell>
          <table:table-cell office:value-type="string" calcext:value-type="string">
            <text:p>Citadelle du Corbeau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" calcext:value-type="float">
            <text:p>-2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e Tortured Land <text:s text:c="6"/>Измученнная Земля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змученнная Земля</text:p>
          </table:table-cell>
          <table:table-cell office:value-type="string" calcext:value-type="string">
            <text:p>Terre Torturé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Ride <text:s text:c="15"/>Просека</text:p>
          </table:table-cell>
          <table:table-cell table:style-name="ce1" office:value-type="string" calcext:value-type="string">
            <text:p>Земля Скачек</text:p>
          </table:table-cell>
          <table:table-cell table:style-name="ce1" office:value-type="string" calcext:value-type="string">
            <text:p>Райд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Райд</text:p>
          </table:table-cell>
          <table:table-cell office:value-type="string" calcext:value-type="string">
            <text:p>La Chevauché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linvur <text:s text:c="16"/>Илинв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линвар</text:p>
          </table:table-cell>
          <table:table-cell table:style-name="ce2" office:value-type="string" calcext:value-type="string">
            <text:p>Ilinv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hlan <text:s text:c="18"/>Флан</text:p>
          </table:table-cell>
          <table:table-cell table:number-columns-repeated="2" table:style-name="ce1" office:value-type="string" calcext:value-type="string">
            <text:p>Фла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Флан</text:p>
          </table:table-cell>
          <table:table-cell table:style-name="ce2" office:value-type="string" calcext:value-type="string">
            <text:p>Phla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AR <text:s text:c="19"/>ТАР</text:p>
          </table:table-cell>
          <table:table-cell table:number-columns-repeated="2" table:style-name="ce1" office:value-type="string" calcext:value-type="string">
            <text:p>Т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АР</text:p>
          </table:table-cell>
          <table:table-cell table:style-name="ce2" office:value-type="string" calcext:value-type="string">
            <text:p>TH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Western Galena Mountains Западные Гален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падные Галены</text:p>
          </table:table-cell>
          <table:table-cell office:value-type="string" calcext:value-type="string">
            <text:p>Montagnes des Galènes Occidental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elhalls <text:s text:c="15"/>Делхолл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елхоллс</text:p>
          </table:table-cell>
          <table:table-cell table:style-name="ce2" office:value-type="string" calcext:value-type="string">
            <text:p>Delhall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ulburg <text:s text:c="16"/>Халбург</text:p>
          </table:table-cell>
          <table:table-cell table:style-name="ce1" office:value-type="string" calcext:value-type="string">
            <text:p>Хулбург</text:p>
          </table:table-cell>
          <table:table-cell table:style-name="ce1" office:value-type="string" calcext:value-type="string">
            <text:p>Халбург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Халбург</text:p>
          </table:table-cell>
          <table:table-cell table:style-name="ce2" office:value-type="string" calcext:value-type="string">
            <text:p>Hulburg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Great Glacier <text:s text:c="6"/>Великий Ледник</text:p>
          </table:table-cell>
          <table:table-cell table:number-columns-repeated="4" table:style-name="ce1" office:value-type="string" calcext:value-type="string">
            <text:p>Великий Ледник</text:p>
          </table:table-cell>
          <table:table-cell office:value-type="string" calcext:value-type="string">
            <text:p>Grand Glaci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astle Perilous <text:s text:c="8"/>Замок Погибел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мок Погибели</text:p>
          </table:table-cell>
          <table:table-cell office:value-type="string" calcext:value-type="string">
            <text:p>Château-Péri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AASA <text:s text:c="18"/>ВААСА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ВААСА</text:p>
          </table:table-cell>
          <table:table-cell table:style-name="ce2" office:value-type="string" calcext:value-type="string">
            <text:p>VAASI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rmshall <text:s text:c="14"/>Дармшо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армшол</text:p>
          </table:table-cell>
          <table:table-cell table:style-name="ce2" office:value-type="string" calcext:value-type="string">
            <text:p>Darmshal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alischuk <text:s text:c="14"/>Палищу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алищук</text:p>
          </table:table-cell>
          <table:table-cell table:style-name="ce2" office:value-type="string" calcext:value-type="string">
            <text:p>Palischu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astern Galena Mountains Восточные Гален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Восточные Галены</text:p>
          </table:table-cell>
          <table:table-cell office:value-type="string" calcext:value-type="string">
            <text:p>Montagnes des Galènes Oriental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loodstone Pass <text:s text:c="8"/>Ущелье Кровавых Камней</text:p>
          </table:table-cell>
          <table:table-cell table:style-name="ce1" office:value-type="string" calcext:value-type="string">
            <text:p>Перевал Кровавых Камней</text:p>
          </table:table-cell>
          <table:table-cell table:style-name="ce1" office:value-type="string" calcext:value-type="string">
            <text:p>перевал Кровавиков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Перевал Кровавиков</text:p>
          </table:table-cell>
          <table:table-cell office:value-type="string" calcext:value-type="string">
            <text:p>Défilé héliotrop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ronspur <text:s text:c="15"/>Железный Отрог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Железный Отрог</text:p>
          </table:table-cell>
          <table:table-cell office:value-type="string" calcext:value-type="string">
            <text:p>Feréper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MARA <text:s text:c="17"/>ДАМАРА</text:p>
          </table:table-cell>
          <table:table-cell table:number-columns-repeated="2" table:style-name="ce1" office:value-type="string" calcext:value-type="string">
            <text:p>ДАМАР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ДАМАРА</text:p>
          </table:table-cell>
          <table:table-cell table:style-name="ce2" office:value-type="string" calcext:value-type="string">
            <text:p>DAMAR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eliogabalus <text:s text:c="11"/>Хелиогабалу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Гелиогабал</text:p>
          </table:table-cell>
          <table:table-cell table:style-name="ce9" office:value-type="string" calcext:value-type="string">
            <text:p>Héliogabal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raka <text:s text:c="18"/>Прак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рака</text:p>
          </table:table-cell>
          <table:table-cell table:style-name="ce2" office:value-type="string" calcext:value-type="string">
            <text:p>Prak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" calcext:value-type="float">
            <text:p>-3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Giantspike Mountains <text:s text:c="3"/>Великанов Пи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Великанов Пик</text:p>
          </table:table-cell>
          <table:table-cell office:value-type="string" calcext:value-type="string">
            <text:p>Pics géant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eltarch <text:s text:c="15"/>Пелтар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елтарч</text:p>
          </table:table-cell>
          <table:table-cell table:style-name="ce2" office:value-type="string" calcext:value-type="string">
            <text:p>Peltar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ARFELL <text:s text:c="16"/>НАРФЕЛЛ</text:p>
          </table:table-cell>
          <table:table-cell table:number-columns-repeated="2" table:style-name="ce1" office:value-type="string" calcext:value-type="string">
            <text:p>НАРФЕЛЛ</text:p>
          </table:table-cell>
          <table:table-cell table:number-columns-repeated="2" table:style-name="ce3" office:value-type="string" calcext:value-type="string">
            <text:p>НАРФЕЛЛ</text:p>
          </table:table-cell>
          <table:table-cell table:style-name="ce2" office:value-type="string" calcext:value-type="string">
            <text:p>NARFEL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Jiyyd <text:s text:c="18"/>Джаи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жаид</text:p>
          </table:table-cell>
          <table:table-cell table:style-name="ce2" office:value-type="string" calcext:value-type="string">
            <text:p>Jiyy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'Jast <text:s text:c="17"/>Н'Джас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'Джаст</text:p>
          </table:table-cell>
          <table:table-cell table:style-name="ce2" office:value-type="string" calcext:value-type="string">
            <text:p>N'Jas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ildoobaris <text:s text:c="12"/>Бильдубари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Бильдубарис</text:p>
          </table:table-cell>
          <table:table-cell table:style-name="ce2" office:value-type="string" calcext:value-type="string">
            <text:p>Bildoobari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cerim Mountains <text:s text:c="7"/>Ледяной Край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дяной Край</text:p>
          </table:table-cell>
          <table:table-cell office:value-type="string" calcext:value-type="string">
            <text:p>Montagnes de Bordglacé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mmilmar <text:s text:c="15"/>Иммильм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Иммилм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Иммилмар</text:p>
          </table:table-cell>
          <table:table-cell table:style-name="ce2" office:value-type="string" calcext:value-type="string">
            <text:p>Immilm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shenwood <text:s text:c="14"/>Ясенны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Ясеневый лес</text:p>
          </table:table-cell>
          <table:table-cell office:value-type="string" calcext:value-type="string">
            <text:p>Bois Cendré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North Country <text:s text:c="6"/>Северные Земл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еверные Земли</text:p>
          </table:table-cell>
          <table:table-cell office:value-type="string" calcext:value-type="string">
            <text:p>Nord Pay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ulptan <text:s text:c="16"/>Мульпта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ульптан</text:p>
          </table:table-cell>
          <table:table-cell table:style-name="ce2" office:value-type="string" calcext:value-type="string">
            <text:p>Mulpta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1" calcext:value-type="float">
            <text:p>-0,1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Neverwinter <text:s text:c="12"/>Невервинтер</text:p>
          </table:table-cell>
          <table:table-cell table:number-columns-repeated="2" table:style-name="ce1" office:value-type="string" calcext:value-type="string">
            <text:p>Невервинте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Невервинтер</text:p>
          </table:table-cell>
          <table:table-cell table:style-name="ce2" office:value-type="string" calcext:value-type="string">
            <text:p>Padhiv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Waterdeep <text:s text:c="14"/>Вотердип</text:p>
          </table:table-cell>
          <table:table-cell table:number-columns-repeated="4" table:style-name="ce1" office:value-type="string" calcext:value-type="string">
            <text:p>Вотердип</text:p>
          </table:table-cell>
          <table:table-cell office:value-type="string" calcext:value-type="string">
            <text:p>Eauprofond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ecomber <text:s text:c="15"/>Секомбер</text:p>
          </table:table-cell>
          <table:table-cell table:number-columns-repeated="2" table:style-name="ce1" office:value-type="string" calcext:value-type="string">
            <text:p>Секомбе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екомбер</text:p>
          </table:table-cell>
          <table:table-cell table:style-name="ce2" office:value-type="string" calcext:value-type="string">
            <text:p>Secomb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1" calcext:value-type="float">
            <text:p>-1,1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e High Forest <text:s text:c="8"/>Высокий Лес</text:p>
          </table:table-cell>
          <table:table-cell table:style-name="ce1" office:value-type="string" calcext:value-type="string">
            <text:p>Высокий Лес</text:p>
          </table:table-cell>
          <table:table-cell table:style-name="ce1" office:value-type="string" calcext:value-type="string">
            <text:p>Высокий лес</text:p>
          </table:table-cell>
          <table:table-cell table:number-columns-repeated="2" table:style-name="ce1" office:value-type="string" calcext:value-type="string">
            <text:p>Высокий Лес</text:p>
          </table:table-cell>
          <table:table-cell office:value-type="string" calcext:value-type="string">
            <text:p>La Haute-Forê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raypeak Mountain <text:s text:c="6"/>Серые Вершины</text:p>
          </table:table-cell>
          <table:table-cell table:style-name="ce1" office:value-type="string" calcext:value-type="string">
            <text:p>Серые Вершины</text:p>
          </table:table-cell>
          <table:table-cell table:style-name="ce1" office:value-type="string" calcext:value-type="string">
            <text:p>Серые вершин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ерые Вершины</text:p>
          </table:table-cell>
          <table:table-cell office:value-type="string" calcext:value-type="string">
            <text:p>Les Pics Gri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arch of Chelimber <text:s text:c="5"/>Топи Челембер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опи Челембера</text:p>
          </table:table-cell>
          <table:table-cell office:value-type="string" calcext:value-type="string">
            <text:p>Marécage de Chélimb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nauroch The Great Desert Великая Пустыня Анаро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Великая Пустыня Анаурох</text:p>
          </table:table-cell>
          <table:table-cell table:style-name="ce1" office:value-type="string" calcext:value-type="string">
            <text:p>Anauroch Le Grand Déser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mpire of the Shadow <text:s text:c="3"/>Империя Теней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мперия Теней</text:p>
          </table:table-cell>
          <table:table-cell office:value-type="string" calcext:value-type="string">
            <text:p>Empire des Ombr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ragonspine Mountains <text:s text:c="2"/>Драконий Хребет</text:p>
          </table:table-cell>
          <table:table-cell table:style-name="ce1" office:value-type="string" calcext:value-type="string">
            <text:p>Хребет Дракона</text:p>
          </table:table-cell>
          <table:table-cell table:style-name="ce1" office:value-type="string" calcext:value-type="string">
            <text:p>Хребет драко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Хребет Дракона</text:p>
          </table:table-cell>
          <table:table-cell table:style-name="ce9" office:value-type="string" calcext:value-type="string">
            <text:p>Montagnes de l'Échine du Dragon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esertsmouth Mountains <text:s/>Горы Пустынного Зева</text:p>
          </table:table-cell>
          <table:table-cell table:style-name="ce1" office:value-type="string" calcext:value-type="string">
            <text:p>Горы Пустынного Зёва</text:p>
          </table:table-cell>
          <table:table-cell table:style-name="ce1" office:value-type="string" calcext:value-type="string">
            <text:p>Предпустынные гор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Горы Устья Пустыни</text:p>
          </table:table-cell>
          <table:table-cell office:value-type="string" calcext:value-type="string">
            <text:p>Montagnes de l’Orée du Déser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hadowdale <text:s text:c="13"/>Долиа Теней</text:p>
          </table:table-cell>
          <table:table-cell table:style-name="ce1" office:value-type="string" calcext:value-type="string">
            <text:p>Шедоудейл</text:p>
          </table:table-cell>
          <table:table-cell table:style-name="ce1" office:value-type="string" calcext:value-type="string">
            <text:p>Шэдоудейл</text:p>
          </table:table-cell>
          <table:table-cell table:style-name="ce1" office:value-type="string" calcext:value-type="string">
            <text:p>Долина Тени ??</text:p>
          </table:table-cell>
          <table:table-cell table:style-name="ce3" office:value-type="string" calcext:value-type="string">
            <text:p>Шэдоудейл</text:p>
          </table:table-cell>
          <table:table-cell office:value-type="string" calcext:value-type="string">
            <text:p>Valomb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1" calcext:value-type="float">
            <text:p>-2,1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Voonlar <text:s text:c="16"/>Вулнар</text:p>
          </table:table-cell>
          <table:table-cell table:number-columns-repeated="2" table:style-name="ce1" office:value-type="string" calcext:value-type="string">
            <text:p>Вунл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Вунлар</text:p>
          </table:table-cell>
          <table:table-cell table:style-name="ce2" office:value-type="string" calcext:value-type="string">
            <text:p>Voonl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Zhentil Keep <text:s text:c="11"/>Зентильская Твердыня</text:p>
          </table:table-cell>
          <table:table-cell table:style-name="ce1" office:value-type="string" calcext:value-type="string">
            <text:p>Зентильская Твердыня</text:p>
          </table:table-cell>
          <table:table-cell table:style-name="ce1" office:value-type="string" calcext:value-type="string">
            <text:p>крепость Зентил</text:p>
          </table:table-cell>
          <table:table-cell table:style-name="ce1" office:value-type="string" calcext:value-type="string">
            <text:p>Жентильская Твердыня ??</text:p>
          </table:table-cell>
          <table:table-cell table:style-name="ce3" office:value-type="string" calcext:value-type="string">
            <text:p>Крепость Зентил</text:p>
          </table:table-cell>
          <table:table-cell office:value-type="string" calcext:value-type="string">
            <text:p>Château Zenthi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illsfar <text:s text:c="15"/>Дальнехолмье</text:p>
          </table:table-cell>
          <table:table-cell table:number-columns-repeated="2" table:style-name="ce1" office:value-type="string" calcext:value-type="string">
            <text:p>Хиллсф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Хиллсфар</text:p>
          </table:table-cell>
          <table:table-cell office:value-type="string" calcext:value-type="string">
            <text:p>Montéloy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yth Drannor <text:s text:c="11"/>Миф Драннор</text:p>
          </table:table-cell>
          <table:table-cell table:number-columns-repeated="2" table:style-name="ce1" office:value-type="string" calcext:value-type="string">
            <text:p>Миф Дранно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ф Драннор</text:p>
          </table:table-cell>
          <table:table-cell table:style-name="ce2" office:value-type="string" calcext:value-type="string">
            <text:p>Myth Drann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shabenford <text:s text:c="12"/>Брод Ашабы</text:p>
          </table:table-cell>
          <table:table-cell table:style-name="ce1" office:value-type="string" calcext:value-type="string">
            <text:p>Ашабенфорд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схабенфорд ??</text:p>
          </table:table-cell>
          <table:table-cell table:style-name="ce1" office:value-type="string" calcext:value-type="string">
            <text:p>Ашабенфорд</text:p>
          </table:table-cell>
          <table:table-cell office:value-type="string" calcext:value-type="string">
            <text:p>Gué d’Ashab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elvaunt <text:s text:c="15"/>Мелвонт</text:p>
          </table:table-cell>
          <table:table-cell table:style-name="ce1" office:value-type="string" calcext:value-type="string">
            <text:p>Мелваунт</text:p>
          </table:table-cell>
          <table:table-cell table:style-name="ce1" office:value-type="string" calcext:value-type="string">
            <text:p>Мелвон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елвонт</text:p>
          </table:table-cell>
          <table:table-cell table:style-name="ce2" office:value-type="string" calcext:value-type="string">
            <text:p>Melvau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RMANTHOR <text:s text:c="13"/>КОРМАНТОР</text:p>
          </table:table-cell>
          <table:table-cell table:number-columns-repeated="2" table:style-name="ce1" office:value-type="string" calcext:value-type="string">
            <text:p>КОРМАНТО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КОРМАНТОР</text:p>
          </table:table-cell>
          <table:table-cell table:style-name="ce2" office:value-type="string" calcext:value-type="string">
            <text:p>CORMANTH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Dalelands <text:s text:c="10"/>Долины</text:p>
          </table:table-cell>
          <table:table-cell table:style-name="ce1" office:value-type="string" calcext:value-type="string">
            <text:p>Долинные Земли</text:p>
          </table:table-cell>
          <table:table-cell table:style-name="ce1" office:value-type="string" calcext:value-type="string">
            <text:p>Долины (встр. Дэйл, "владыки Дэйла")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Долины</text:p>
          </table:table-cell>
          <table:table-cell office:value-type="string" calcext:value-type="string">
            <text:p>Les Vaux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ntia <text:s text:c="16"/>Тентия</text:p>
          </table:table-cell>
          <table:table-cell table:number-columns-repeated="2" table:style-name="ce1" office:value-type="string" calcext:value-type="string">
            <text:p>Тентия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ентия</text:p>
          </table:table-cell>
          <table:table-cell table:style-name="ce2" office:value-type="string" calcext:value-type="string">
            <text:p>Thentia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Harrowdale <text:s text:c="13"/>Долина Бороны</text:p>
          </table:table-cell>
          <table:table-cell table:number-columns-repeated="2" table:style-name="ce1" office:value-type="string" calcext:value-type="string">
            <text:p>Харроудей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Харроудейл</text:p>
          </table:table-cell>
          <table:table-cell office:value-type="string" calcext:value-type="string">
            <text:p>Valhers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cardale <text:s text:c="15"/>Долина Шрама</text:p>
          </table:table-cell>
          <table:table-cell table:number-columns-repeated="2" table:style-name="ce1" office:value-type="string" calcext:value-type="string">
            <text:p>Скардей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кардейл</text:p>
          </table:table-cell>
          <table:table-cell office:value-type="string" calcext:value-type="string">
            <text:p>Valbalaf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ulmaster <text:s text:c="14"/>Мульмастер</text:p>
          </table:table-cell>
          <table:table-cell table:style-name="ce1" office:value-type="string" calcext:value-type="string">
            <text:p>Мулмастер</text:p>
          </table:table-cell>
          <table:table-cell table:style-name="ce1" office:value-type="string" calcext:value-type="string">
            <text:p>Малмасте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алмастер</text:p>
          </table:table-cell>
          <table:table-cell table:style-name="ce2" office:value-type="string" calcext:value-type="string">
            <text:p>Mulmast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lmwood <text:s text:c="16"/>Вязолесье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Элмвуд</text:p>
          </table:table-cell>
          <table:table-cell office:value-type="string" calcext:value-type="string">
            <text:p>Bois d’Elm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Ylraphon <text:s text:c="15"/>Илрафо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лрафон</text:p>
          </table:table-cell>
          <table:table-cell table:style-name="ce2" office:value-type="string" calcext:value-type="string">
            <text:p>Ylraph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Kurth <text:s text:c="18"/>Кер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ерт</text:p>
          </table:table-cell>
          <table:table-cell table:style-name="ce2" office:value-type="string" calcext:value-type="string">
            <text:p>Kur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alaunt <text:s text:c="16"/>Калонт</text:p>
          </table:table-cell>
          <table:table-cell table:style-name="ce1" office:value-type="string" calcext:value-type="string">
            <text:p>Калаунт</text:p>
          </table:table-cell>
          <table:table-cell table:style-name="ce1" office:value-type="string" calcext:value-type="string">
            <text:p>Калан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Калант</text:p>
          </table:table-cell>
          <table:table-cell table:style-name="ce2" office:value-type="string" calcext:value-type="string">
            <text:p>Calau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antras <text:s text:c="16"/>Тантра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антрас</text:p>
          </table:table-cell>
          <table:table-cell table:style-name="ce2" office:value-type="string" calcext:value-type="string">
            <text:p>Tantra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alena Mountains <text:s text:c="7"/>Галены</text:p>
          </table:table-cell>
          <table:table-cell table:style-name="ce1" office:value-type="string" calcext:value-type="string">
            <text:p>Горы Галены</text:p>
          </table:table-cell>
          <table:table-cell table:style-name="ce1" office:value-type="string" calcext:value-type="string">
            <text:p>горы Гален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Горы Галены</text:p>
          </table:table-cell>
          <table:table-cell office:value-type="string" calcext:value-type="string">
            <text:p>Montagnes des Galèn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lacier of the White Wurm Ледник Белого Черьвя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едник Белого Червя</text:p>
          </table:table-cell>
          <table:table-cell office:value-type="string" calcext:value-type="string">
            <text:p>Glacier du Ver Blanc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arthspur Mountains <text:s text:c="4"/>Каменный Шпил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аменный Шпиль</text:p>
          </table:table-cell>
          <table:table-cell office:value-type="string" calcext:value-type="string">
            <text:p>Contreforts de la Ter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alls <text:s text:c="18"/>Вол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Волс</text:p>
          </table:table-cell>
          <table:table-cell table:style-name="ce2" office:value-type="string" calcext:value-type="string">
            <text:p>Vall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aviguer <text:s text:c="15"/>Лавиг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авигер</text:p>
          </table:table-cell>
          <table:table-cell table:style-name="ce2" office:value-type="string" calcext:value-type="string">
            <text:p>Lavigu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MPILTUR <text:s text:c="15"/>ИМПИЛТУР</text:p>
          </table:table-cell>
          <table:table-cell table:style-name="ce1" office:value-type="string" calcext:value-type="string">
            <text:p>ИМПИЛЬТУР</text:p>
          </table:table-cell>
          <table:table-cell table:style-name="ce1" office:value-type="string" calcext:value-type="string">
            <text:p>ИМПИЛТУ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ИМПИЛТУР</text:p>
          </table:table-cell>
          <table:table-cell table:style-name="ce2" office:value-type="string" calcext:value-type="string">
            <text:p>IMPILT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arthfast Mountains <text:s text:c="4"/>Хребет Земной Опоры</text:p>
          </table:table-cell>
          <table:table-cell table:style-name="ce1" office:value-type="string" calcext:value-type="string">
            <text:p>Горы Земной Опоры</text:p>
          </table:table-cell>
          <table:table-cell table:style-name="ce1" office:value-type="string" calcext:value-type="string">
            <text:p>Земные горы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Горы Земной Опоры</text:p>
          </table:table-cell>
          <table:table-cell office:value-type="string" calcext:value-type="string">
            <text:p>Montagnes de Viteter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ilur <text:s text:c="18"/>Фил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Филур</text:p>
          </table:table-cell>
          <table:table-cell table:style-name="ce2" office:value-type="string" calcext:value-type="string">
            <text:p>Fil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.1" calcext:value-type="float">
            <text:p>-3,1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Dilpur <text:s text:c="17"/>Дилп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илпур</text:p>
          </table:table-cell>
          <table:table-cell table:style-name="ce2" office:value-type="string" calcext:value-type="string">
            <text:p>Dilp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lmwatch <text:s text:c="15"/>Ильмво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Ильмвотч</text:p>
          </table:table-cell>
          <table:table-cell office:value-type="string" calcext:value-type="string">
            <text:p>Ilmgard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rshel <text:s text:c="16"/>Сарше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аршел</text:p>
          </table:table-cell>
          <table:table-cell table:style-name="ce2" office:value-type="string" calcext:value-type="string">
            <text:p>Sarsh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awlinswood <text:s text:c="12"/>Лес Ледяных Ручьев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Ледяных Ручьёв</text:p>
          </table:table-cell>
          <table:table-cell office:value-type="string" calcext:value-type="string">
            <text:p>Forêt de Rauwli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thmere <text:s text:c="16"/>Утм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Утмер</text:p>
          </table:table-cell>
          <table:table-cell table:style-name="ce2" office:value-type="string" calcext:value-type="string">
            <text:p>Uthme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yth <text:s text:c="19"/>Ни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ит</text:p>
          </table:table-cell>
          <table:table-cell table:style-name="ce2" office:value-type="string" calcext:value-type="string">
            <text:p>Ny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Great Dale <text:s text:c="9"/>Великая Долина</text:p>
          </table:table-cell>
          <table:table-cell table:style-name="ce1" office:value-type="string" calcext:value-type="string">
            <text:p>Великая Долина</text:p>
          </table:table-cell>
          <table:table-cell table:style-name="ce1" office:value-type="string" calcext:value-type="string">
            <text:p>Великая доли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Великая Долина</text:p>
          </table:table-cell>
          <table:table-cell office:value-type="string" calcext:value-type="string">
            <text:p>Grand-V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orest of Lethyr <text:s text:c="7"/>Лес Лет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етирский Лес</text:p>
          </table:table-cell>
          <table:table-cell office:value-type="string" calcext:value-type="string">
            <text:p>Forêt de Léthy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SK <text:s text:c="18"/>ТЕСК</text:p>
          </table:table-cell>
          <table:table-cell table:number-columns-repeated="2" table:style-name="ce1" office:value-type="string" calcext:value-type="string">
            <text:p>ТЕСК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ЕСК</text:p>
          </table:table-cell>
          <table:table-cell table:style-name="ce2" office:value-type="string" calcext:value-type="string">
            <text:p>THES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sk Mountains <text:s text:c="8"/>Горы Тес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Теск</text:p>
          </table:table-cell>
          <table:table-cell office:value-type="string" calcext:value-type="string">
            <text:p>Montagnes Theskien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ezentil <text:s text:c="15"/>Безенти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Безентил</text:p>
          </table:table-cell>
          <table:table-cell table:style-name="ce2" office:value-type="string" calcext:value-type="string">
            <text:p>Bezenti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irward Mountains <text:s text:c="6"/>Хвойные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Хвойные Горы</text:p>
          </table:table-cell>
          <table:table-cell office:value-type="string" calcext:value-type="string">
            <text:p>Montagnes du Guet des Sapin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ammar <text:s text:c="17"/>Тамм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аммар</text:p>
          </table:table-cell>
          <table:table-cell table:style-name="ce2" office:value-type="string" calcext:value-type="string">
            <text:p>Tamm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Kront <text:s text:c="18"/>Крон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ронт</text:p>
          </table:table-cell>
          <table:table-cell table:style-name="ce2" office:value-type="string" calcext:value-type="string">
            <text:p>Kro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SHANAT <text:s text:c="16"/>АШАНА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ШАНАТ</text:p>
          </table:table-cell>
          <table:table-cell table:style-name="ce2" office:value-type="string" calcext:value-type="string">
            <text:p>ASHANA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wo Stars <text:s text:c="14"/>Две Звезд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ве Звезды</text:p>
          </table:table-cell>
          <table:table-cell office:value-type="string" calcext:value-type="string">
            <text:p>Deux-Étoil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ASHEMEN <text:s text:c="15"/>РАШЕМЕН</text:p>
          </table:table-cell>
          <table:table-cell table:number-columns-repeated="4" table:style-name="ce1" office:value-type="string" calcext:value-type="string">
            <text:p>РАШЕМЕН</text:p>
          </table:table-cell>
          <table:table-cell table:style-name="ce9" office:value-type="string" calcext:value-type="string">
            <text:p>RASHÉMÉNIE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1" office:value-type="string" calcext:value-type="string">
            <text:p>Mulsantir <text:s text:c="14"/>Мульсант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ульсантир</text:p>
          </table:table-cell>
          <table:table-cell table:style-name="ce2" office:value-type="string" calcext:value-type="string">
            <text:p>Mulsant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rthay <text:s text:c="16"/>Сюртэй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юртэй</text:p>
          </table:table-cell>
          <table:table-cell table:style-name="ce2" office:value-type="string" calcext:value-type="string">
            <text:p>Surthay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nrise Mountains <text:s text:c="6"/>Рассветные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Рассветные Горы</text:p>
          </table:table-cell>
          <table:table-cell office:value-type="string" calcext:value-type="string">
            <text:p>Montagnes du Leva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2" calcext:value-type="float">
            <text:p>-0,2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Baldur's Gate <text:s text:c="10"/>Врата Балдура</text:p>
          </table:table-cell>
          <table:table-cell table:number-columns-repeated="2" table:style-name="ce1" office:value-type="string" calcext:value-type="string">
            <text:p>Врата Балдура</text:p>
          </table:table-cell>
          <table:table-cell table:style-name="ce1" office:value-type="string" calcext:value-type="string">
            <text:p>Врата Балдура (есть "ворот Балдура")</text:p>
          </table:table-cell>
          <table:table-cell table:style-name="ce1" office:value-type="string" calcext:value-type="string">
            <text:p>Врата Балдура</text:p>
          </table:table-cell>
          <table:table-cell office:value-type="string" calcext:value-type="string">
            <text:p>Porte de Bald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word Coast <text:s text:c="8"/>Побережье Меча</text:p>
          </table:table-cell>
          <table:table-cell table:style-name="ce1" office:value-type="string" calcext:value-type="string">
            <text:p>Побережье Меча</text:p>
          </table:table-cell>
          <table:table-cell table:style-name="ce1" office:value-type="string" calcext:value-type="string">
            <text:p>побережье Меча</text:p>
          </table:table-cell>
          <table:table-cell table:number-columns-repeated="2" table:style-name="ce1" office:value-type="string" calcext:value-type="string">
            <text:p>Побережье Меча</text:p>
          </table:table-cell>
          <table:table-cell office:value-type="string" calcext:value-type="string">
            <text:p>Côte des Épé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ggerford <text:s text:c="13"/>Даггерфорд</text:p>
          </table:table-cell>
          <table:table-cell table:number-columns-repeated="4" table:style-name="ce1" office:value-type="string" calcext:value-type="string">
            <text:p>Даггерфорд</text:p>
          </table:table-cell>
          <table:table-cell office:value-type="string" calcext:value-type="string">
            <text:p>Gué de la Dagu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2" calcext:value-type="float">
            <text:p>-1,2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Elturel <text:s text:c="16"/>Эльтуриел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Элтурел</text:p>
          </table:table-cell>
          <table:table-cell table:style-name="ce2" office:value-type="string" calcext:value-type="string">
            <text:p>Eltur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oubar <text:s text:c="17"/>Соубар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Соубар</text:p>
          </table:table-cell>
          <table:table-cell table:style-name="ce2" office:value-type="string" calcext:value-type="string">
            <text:p>Sou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cornubel <text:s text:c="14"/>Скорнубель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корнубел</text:p>
          </table:table-cell>
          <table:table-cell table:style-name="ce1" office:value-type="string" calcext:value-type="string">
            <text:p>Скорнубель</text:p>
          </table:table-cell>
          <table:table-cell table:style-name="ce3" office:value-type="string" calcext:value-type="string">
            <text:p>Скорнубел</text:p>
          </table:table-cell>
          <table:table-cell table:style-name="ce2" office:value-type="string" calcext:value-type="string">
            <text:p>Scornub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erdusk <text:s text:c="16"/>Бердаск</text:p>
          </table:table-cell>
          <table:table-cell table:number-columns-repeated="2" table:style-name="ce1" office:value-type="string" calcext:value-type="string">
            <text:p>Бердуск</text:p>
          </table:table-cell>
          <table:table-cell table:style-name="ce1" office:value-type="string" calcext:value-type="string">
            <text:p>Бердаск</text:p>
          </table:table-cell>
          <table:table-cell table:style-name="ce1" office:value-type="string" calcext:value-type="string">
            <text:p>Бердуск</text:p>
          </table:table-cell>
          <table:table-cell table:style-name="ce4" office:value-type="string" calcext:value-type="string">
            <text:p>Berdus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igh Horn <text:s text:c="14"/>Высокий Рог</text:p>
          </table:table-cell>
          <table:table-cell table:number-columns-repeated="2" table:style-name="ce1" office:value-type="string" calcext:value-type="string">
            <text:p>Высокий Рог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Высокий Рог</text:p>
          </table:table-cell>
          <table:table-cell office:value-type="string" calcext:value-type="string">
            <text:p>Haute-Corn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nset Mountains <text:s text:c="7"/>Закатные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катные Горы</text:p>
          </table:table-cell>
          <table:table-cell office:value-type="string" calcext:value-type="string">
            <text:p>Montagnes du Coucha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riaebor <text:s text:c="15"/>Ириэйбор</text:p>
          </table:table-cell>
          <table:table-cell table:style-name="ce1" office:value-type="string" calcext:value-type="string">
            <text:p>Ириаэбор</text:p>
          </table:table-cell>
          <table:table-cell table:style-name="ce1" office:value-type="string" calcext:value-type="string">
            <text:p>Ириэбор</text:p>
          </table:table-cell>
          <table:table-cell table:style-name="ce1" office:value-type="string" calcext:value-type="string">
            <text:p>Ирайбор</text:p>
          </table:table-cell>
          <table:table-cell table:style-name="ce1" office:value-type="string" calcext:value-type="string">
            <text:p>Ириэбор</text:p>
          </table:table-cell>
          <table:table-cell table:style-name="ce2" office:value-type="string" calcext:value-type="string">
            <text:p>Iriaeb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tormhorns <text:s text:c="9"/>Штормовые Рог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Штормовые Рога</text:p>
          </table:table-cell>
          <table:table-cell office:value-type="string" calcext:value-type="string">
            <text:p>Corne des Tempêt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versult <text:s text:c="15"/>Эверсаль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Эверсальт</text:p>
          </table:table-cell>
          <table:table-cell table:style-name="ce2" office:value-type="string" calcext:value-type="string">
            <text:p>Elversul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rabel <text:s text:c="17"/>Арабель</text:p>
          </table:table-cell>
          <table:table-cell table:number-columns-repeated="2" table:style-name="ce1" office:value-type="string" calcext:value-type="string">
            <text:p>Арабе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рабел</text:p>
          </table:table-cell>
          <table:table-cell table:style-name="ce2" office:value-type="string" calcext:value-type="string">
            <text:p>Arab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zail <text:s text:c="17"/>Сюзейл</text:p>
          </table:table-cell>
          <table:table-cell table:style-name="ce1" office:value-type="string" calcext:value-type="string">
            <text:p>Сузайл</text:p>
          </table:table-cell>
          <table:table-cell table:style-name="ce3" office:value-type="string" calcext:value-type="string">
            <text:p>Сюзейл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Сюзейл</text:p>
          </table:table-cell>
          <table:table-cell table:style-name="ce2" office:value-type="string" calcext:value-type="string">
            <text:p>Suzai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ilverton <text:s text:c="14"/>Тильвертон</text:p>
          </table:table-cell>
          <table:table-cell table:number-columns-repeated="2" table:style-name="ce1" office:value-type="string" calcext:value-type="string">
            <text:p>Тильверто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ильвертон</text:p>
          </table:table-cell>
          <table:table-cell table:style-name="ce2" office:value-type="string" calcext:value-type="string">
            <text:p>Tilvert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RMYR <text:s text:c="17"/>КОРМИР</text:p>
          </table:table-cell>
          <table:table-cell table:number-columns-repeated="4" table:style-name="ce1" office:value-type="string" calcext:value-type="string">
            <text:p>КОРМИР</text:p>
          </table:table-cell>
          <table:table-cell table:style-name="ce2" office:value-type="string" calcext:value-type="string">
            <text:p>CORMY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eziir <text:s text:c="17"/>Тези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зиир</text:p>
          </table:table-cell>
          <table:table-cell table:style-name="ce2" office:value-type="string" calcext:value-type="string">
            <text:p>Tezi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ullak Forest <text:s text:c="10"/>Лес Хуллак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Хуллака</text:p>
          </table:table-cell>
          <table:table-cell office:value-type="string" calcext:value-type="string">
            <text:p>Forêt de Hullac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erlun <text:s text:c="16"/>Дейрлу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ейрлун</text:p>
          </table:table-cell>
          <table:table-cell table:style-name="ce2" office:value-type="string" calcext:value-type="string">
            <text:p>Daerlu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2" calcext:value-type="float">
            <text:p>-2,2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under Peaks <text:s text:c="10"/>Громовые Вершины</text:p>
          </table:table-cell>
          <table:table-cell table:style-name="ce1" office:value-type="string" calcext:value-type="string">
            <text:p>Громовые Вершины</text:p>
          </table:table-cell>
          <table:table-cell table:style-name="ce1" office:value-type="string" calcext:value-type="string">
            <text:p>Громовые вершины</text:p>
          </table:table-cell>
          <table:table-cell table:style-name="ce3" office:value-type="string" calcext:value-type="string">
            <text:p>Грозовые Вершины ?</text:p>
          </table:table-cell>
          <table:table-cell table:style-name="ce1" office:value-type="string" calcext:value-type="string">
            <text:p>Громовые вершины</text:p>
          </table:table-cell>
          <table:table-cell office:value-type="string" calcext:value-type="string">
            <text:p>Pics du Tonner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rmlaspyr <text:s text:c="14"/>Эрмласп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Эрмласпир</text:p>
          </table:table-cell>
          <table:table-cell table:style-name="ce2" office:value-type="string" calcext:value-type="string">
            <text:p>Urmlaspy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ighmoon <text:s text:c="15"/>Высоколунье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Высокая Луна</text:p>
          </table:table-cell>
          <table:table-cell office:value-type="string" calcext:value-type="string">
            <text:p>Hautelun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erloon <text:s text:c="15"/>Сэйрлун</text:p>
          </table:table-cell>
          <table:table-cell table:number-columns-repeated="2" table:style-name="ce1" office:value-type="string" calcext:value-type="string">
            <text:p>Саэрлун</text:p>
          </table:table-cell>
          <table:table-cell table:style-name="ce3" office:value-type="string" calcext:value-type="string">
            <text:p>Сейрлун ?</text:p>
          </table:table-cell>
          <table:table-cell table:style-name="ce1" office:value-type="string" calcext:value-type="string">
            <text:p>Саэрлун</text:p>
          </table:table-cell>
          <table:table-cell table:style-name="ce2" office:value-type="string" calcext:value-type="string">
            <text:p>Saerlo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ea Of Fallen Stars <text:s text:c="4"/>Море Павших Звезд</text:p>
          </table:table-cell>
          <table:table-cell table:style-name="ce1" office:value-type="string" calcext:value-type="string">
            <text:p>Море Павших Звёзд</text:p>
          </table:table-cell>
          <table:table-cell table:style-name="ce1" office:value-type="string" calcext:value-type="string">
            <text:p>море Упавших Звёзд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Море Упавших Звёзд</text:p>
          </table:table-cell>
          <table:table-cell office:value-type="string" calcext:value-type="string">
            <text:p>Mer des Étoiles Déchu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rchenbridge <text:s text:c="11"/>Архенский Мос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рхенбридж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рхенбридж</text:p>
          </table:table-cell>
          <table:table-cell office:value-type="string" calcext:value-type="string">
            <text:p>Pontarche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EMBIA <text:s text:c="17"/>СЕМБИЯ</text:p>
          </table:table-cell>
          <table:table-cell table:number-columns-repeated="4" table:style-name="ce1" office:value-type="string" calcext:value-type="string">
            <text:p>СЕМБИЯ</text:p>
          </table:table-cell>
          <table:table-cell table:style-name="ce9" office:value-type="string" calcext:value-type="string">
            <text:p>SEMBIE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1" office:value-type="string" calcext:value-type="string">
            <text:p>Ordulin <text:s text:c="16"/>Ордулин</text:p>
          </table:table-cell>
          <table:table-cell table:number-columns-repeated="2" table:style-name="ce1" office:value-type="string" calcext:value-type="string">
            <text:p>Ордули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Ордулин</text:p>
          </table:table-cell>
          <table:table-cell table:style-name="ce2" office:value-type="string" calcext:value-type="string">
            <text:p>Orduli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Yhaunn <text:s text:c="17"/>Ахон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хонн</text:p>
          </table:table-cell>
          <table:table-cell table:style-name="ce2" office:value-type="string" calcext:value-type="string">
            <text:p>Yhaun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elgaunt <text:s text:c="15"/>Селгонт</text:p>
          </table:table-cell>
          <table:table-cell table:style-name="ce1" office:value-type="string" calcext:value-type="string">
            <text:p>Селгаунт</text:p>
          </table:table-cell>
          <table:table-cell table:style-name="ce1" office:value-type="string" calcext:value-type="string">
            <text:p>Сельгон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ельгонт</text:p>
          </table:table-cell>
          <table:table-cell table:style-name="ce2" office:value-type="string" calcext:value-type="string">
            <text:p>Selgau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avens Bluff <text:s text:c="11"/>Вороний Утес</text:p>
          </table:table-cell>
          <table:table-cell table:style-name="ce1" office:value-type="string" calcext:value-type="string">
            <text:p>Вороний Утёс</text:p>
          </table:table-cell>
          <table:table-cell table:style-name="ce1" office:value-type="string" calcext:value-type="string">
            <text:p>Утёс Воро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Утёс Ворона</text:p>
          </table:table-cell>
          <table:table-cell office:value-type="string" calcext:value-type="string">
            <text:p>Corbent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rocampur <text:s text:c="14"/>Прокамп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рокампур</text:p>
          </table:table-cell>
          <table:table-cell table:style-name="ce2" office:value-type="string" calcext:value-type="string">
            <text:p>Procamp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irate Isles <text:s text:c="11"/>Пиратские Остров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Пиратские остров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Пиратские Острова</text:p>
          </table:table-cell>
          <table:table-cell office:value-type="string" calcext:value-type="string">
            <text:p>Îles Pirat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surlagol <text:s text:c="14"/>Тсерлаго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серлагол</text:p>
          </table:table-cell>
          <table:table-cell table:style-name="ce2" office:value-type="string" calcext:value-type="string">
            <text:p>Tsurlago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ray Forest <text:s text:c="12"/>Серы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ерый Лес</text:p>
          </table:table-cell>
          <table:table-cell office:value-type="string" calcext:value-type="string">
            <text:p>Forêt Gris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yrabar <text:s text:c="16"/>Лираб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ирабар</text:p>
          </table:table-cell>
          <table:table-cell table:style-name="ce2" office:value-type="string" calcext:value-type="string">
            <text:p>Lyra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lammach <text:s text:c="15"/>Хламма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Хламмач</text:p>
          </table:table-cell>
          <table:table-cell table:style-name="ce2" office:value-type="string" calcext:value-type="string">
            <text:p>Hlamma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pandeliyon <text:s text:c="12"/>Спандельон</text:p>
          </table:table-cell>
          <table:table-cell table:style-name="ce1" office:value-type="string" calcext:value-type="string">
            <text:p>Спанделийон</text:p>
          </table:table-cell>
          <table:table-cell table:style-name="ce1" office:value-type="string" calcext:value-type="string">
            <text:p>Спанделио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панделион</text:p>
          </table:table-cell>
          <table:table-cell table:style-name="ce2" office:value-type="string" calcext:value-type="string">
            <text:p>Spandeliy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.2" calcext:value-type="float">
            <text:p>-3,2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ALTUMBEL <text:s text:c="15"/>АЛТУМБЕЛ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ЛТУМБЕЛЬ</text:p>
          </table:table-cell>
          <table:table-cell table:style-name="ce2" office:value-type="string" calcext:value-type="string">
            <text:p>ALTUMB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elflamm <text:s text:c="15"/>Тельфламм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льфламм</text:p>
          </table:table-cell>
          <table:table-cell table:style-name="ce2" office:value-type="string" calcext:value-type="string">
            <text:p>Telflamm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elprintalar <text:s text:c="11"/>Велпринтал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Велпринталар</text:p>
          </table:table-cell>
          <table:table-cell table:style-name="ce2" office:value-type="string" calcext:value-type="string">
            <text:p>Velprintal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hent <text:s text:c="18"/>Фен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Фент</text:p>
          </table:table-cell>
          <table:table-cell table:style-name="ce2" office:value-type="string" calcext:value-type="string">
            <text:p>Phe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ragonjaw Mountains <text:s text:c="4"/>Горы Драконьей Паст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Драконьей Пасти</text:p>
          </table:table-cell>
          <table:table-cell office:value-type="string" calcext:value-type="string">
            <text:p>Montagnes de Croc-Drag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urthinghome <text:s text:c="11"/>Древесный Дом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Фартингхоум</text:p>
          </table:table-cell>
          <table:table-cell office:value-type="string" calcext:value-type="string">
            <text:p>Lointainlogi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GLAROND <text:s text:c="15"/>АГЛАРОНД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АГЛАРОНД</text:p>
          </table:table-cell>
          <table:table-cell table:style-name="ce2" office:value-type="string" calcext:value-type="string">
            <text:p>AGLARON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Yuirwood <text:s text:c="15"/>Лес Ю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ес Юир</text:p>
          </table:table-cell>
          <table:table-cell office:value-type="string" calcext:value-type="string">
            <text:p>Bois de Yu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mmech <text:s text:c="17"/>Эмме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Эммеч</text:p>
          </table:table-cell>
          <table:table-cell table:style-name="ce2" office:value-type="string" calcext:value-type="string">
            <text:p>Emme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ethentir <text:s text:c="14"/>Нетент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етентир</text:p>
          </table:table-cell>
          <table:table-cell table:style-name="ce2" office:value-type="string" calcext:value-type="string">
            <text:p>Nethent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ethjet <text:s text:c="16"/>Нетж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етжет</text:p>
          </table:table-cell>
          <table:table-cell table:style-name="ce2" office:value-type="string" calcext:value-type="string">
            <text:p>Nethje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AY <text:s text:c="19"/>ТЭЙ</text:p>
          </table:table-cell>
          <table:table-cell table:number-columns-repeated="2" table:style-name="ce1" office:value-type="string" calcext:value-type="string">
            <text:p>ТАЙ</text:p>
          </table:table-cell>
          <table:table-cell table:number-columns-repeated="2" table:style-name="ce1" office:value-type="string" calcext:value-type="string">
            <text:p>ТЭЙ</text:p>
          </table:table-cell>
          <table:table-cell table:style-name="ce2" office:value-type="string" calcext:value-type="string">
            <text:p>THAY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mrutlar <text:s text:c="15"/>Амрутл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мрутлар</text:p>
          </table:table-cell>
          <table:table-cell table:style-name="ce2" office:value-type="string" calcext:value-type="string">
            <text:p>Amrutl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PRIADOR <text:s text:c="12"/>ПРИАДО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РИАДОР</text:p>
          </table:table-cell>
          <table:table-cell office:value-type="string" calcext:value-type="string">
            <text:p>PRIAD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ay Mount <text:s text:c="13"/>Тэйская Вершин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эйская Вершина</text:p>
          </table:table-cell>
          <table:table-cell office:value-type="string" calcext:value-type="string">
            <text:p>Mont Thay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Bezantur <text:s text:c="15"/>Безант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Безантур</text:p>
          </table:table-cell>
          <table:table-cell table:style-name="ce2" office:value-type="string" calcext:value-type="string">
            <text:p>Bezant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3" calcext:value-type="float">
            <text:p>-0,3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Sea of Swords <text:s text:c="10"/>Море Мечей</text:p>
          </table:table-cell>
          <table:table-cell table:number-columns-repeated="2" table:style-name="ce1" office:value-type="string" calcext:value-type="string">
            <text:p>Море Мечей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оре Мечей</text:p>
          </table:table-cell>
          <table:table-cell office:value-type="string" calcext:value-type="string">
            <text:p>Mer des Épé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thkatla <text:s text:c="15"/>Аткатла</text:p>
          </table:table-cell>
          <table:table-cell table:number-columns-repeated="4" table:style-name="ce1" office:value-type="string" calcext:value-type="string">
            <text:p>Аткатла</text:p>
          </table:table-cell>
          <table:table-cell table:style-name="ce2" office:value-type="string" calcext:value-type="string">
            <text:p>Athkatl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Velen <text:s text:c="18"/>Велен</text:p>
          </table:table-cell>
          <table:table-cell table:style-name="ce1" office:value-type="string" calcext:value-type="string">
            <text:p>Велен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Велен</text:p>
          </table:table-cell>
          <table:table-cell table:style-name="ce2" office:value-type="string" calcext:value-type="string">
            <text:p>Vele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urann <text:s text:c="17"/>Муран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уран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уранн</text:p>
          </table:table-cell>
          <table:table-cell table:style-name="ce4" office:value-type="string" calcext:value-type="string">
            <text:p>Muran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Cloudpeaks <text:s text:c="9"/>Облачные Вершин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Облачные Вершин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Облачные Вершины</text:p>
          </table:table-cell>
          <table:table-cell office:value-type="string" calcext:value-type="string">
            <text:p>Pics Brumeux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3" calcext:value-type="float">
            <text:p>-1,3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Forest of Tethyr <text:s text:c="7"/>Тетирский Лес</text:p>
          </table:table-cell>
          <table:table-cell table:style-name="ce1" office:value-type="string" calcext:value-type="string">
            <text:p>Лес Тетир</text:p>
          </table:table-cell>
          <table:table-cell table:style-name="ce1" office:value-type="string" calcext:value-type="string">
            <text:p>Тетирский Лес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етирский Лес</text:p>
          </table:table-cell>
          <table:table-cell table:style-name="ce1" office:value-type="string" calcext:value-type="string">
            <text:p><text:span text:style-name="T1">Forêt de Téthyr</text:span>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smeltaran <text:s text:c="13"/>Эсмельтаран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Эсмельтран (опечатка?)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Эсмельтаран</text:p>
          </table:table-cell>
          <table:table-cell table:style-name="ce2" office:value-type="string" calcext:value-type="string">
            <text:p>Esmeltara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MN <text:s text:c="20"/>АМН</text:p>
          </table:table-cell>
          <table:table-cell table:number-columns-repeated="4" table:style-name="ce1" office:value-type="string" calcext:value-type="string">
            <text:p>АМН</text:p>
          </table:table-cell>
          <table:table-cell table:style-name="ce2" office:value-type="string" calcext:value-type="string">
            <text:p>AM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rademeet <text:s text:c="14"/>Трейдми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рейдмит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рейдмит</text:p>
          </table:table-cell>
          <table:table-cell office:value-type="string" calcext:value-type="string">
            <text:p>Franc-Marché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roll Mountains <text:s text:c="8"/>Тролльи Горы</text:p>
          </table:table-cell>
          <table:table-cell table:style-name="ce1" office:value-type="string" calcext:value-type="string">
            <text:p>Тролльи Горы</text:p>
          </table:table-cell>
          <table:table-cell table:style-name="ce1" office:value-type="string" calcext:value-type="string">
            <text:p>Тролльи гор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ролльи горы</text:p>
          </table:table-cell>
          <table:table-cell office:value-type="string" calcext:value-type="string">
            <text:p>Montagnes aux Troll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shpurta <text:s text:c="15"/>Эшпурт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Эшпурт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Эшпурта</text:p>
          </table:table-cell>
          <table:table-cell table:style-name="ce2" office:value-type="string" calcext:value-type="string">
            <text:p>Eshpurt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iatavin <text:s text:c="15"/>Риатави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Риатави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Риатавин</text:p>
          </table:table-cell>
          <table:table-cell table:style-name="ce2" office:value-type="string" calcext:value-type="string">
            <text:p>Riatavi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Giant's Plain <text:s text:c="6"/>Равнина Велика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равнина Гигантов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Равнина Великанов</text:p>
          </table:table-cell>
          <table:table-cell office:value-type="string" calcext:value-type="string">
            <text:p>Plaine du Géa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nowflake Mountains <text:s text:c="4"/>Снежные Хлопья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Снежные Горы</text:p>
          </table:table-cell>
          <table:table-cell office:value-type="string" calcext:value-type="string">
            <text:p>Montagnes Floconeigeus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3" calcext:value-type="float">
            <text:p>-2,3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Westgate <text:s text:c="15"/>Западные Врата</text:p>
          </table:table-cell>
          <table:table-cell table:number-columns-repeated="2" table:style-name="ce1" office:value-type="string" calcext:value-type="string">
            <text:p>Западные Врата</text:p>
          </table:table-cell>
          <table:table-cell table:style-name="ce1" office:value-type="string" calcext:value-type="string">
            <text:p>Западные Ворота ??</text:p>
          </table:table-cell>
          <table:table-cell table:style-name="ce1" office:value-type="string" calcext:value-type="string">
            <text:p>Западные Врата</text:p>
          </table:table-cell>
          <table:table-cell office:value-type="string" calcext:value-type="string">
            <text:p>Port-Pona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hining Plains <text:s text:c="5"/>Сияющие Равнины</text:p>
          </table:table-cell>
          <table:table-cell table:number-columns-repeated="2" table:style-name="ce1" office:value-type="string" calcext:value-type="string">
            <text:p>Сияющие Равнин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ияющие Равнины</text:p>
          </table:table-cell>
          <table:table-cell office:value-type="string" calcext:value-type="string">
            <text:p>Plaines Étincelant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Osraun Mountains <text:s text:c="7"/>Горы Орсро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Орсрон</text:p>
          </table:table-cell>
          <table:table-cell office:value-type="string" calcext:value-type="string">
            <text:p>Montagnes Osraun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laghon <text:s text:c="16"/>Алаго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лаго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лагон</text:p>
          </table:table-cell>
          <table:table-cell table:style-name="ce2" office:value-type="string" calcext:value-type="string">
            <text:p>Alaghô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URMSIH <text:s text:c="16"/>ТЕРМИШ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РМИШ</text:p>
          </table:table-cell>
          <table:table-cell table:style-name="ce2" office:value-type="string" calcext:value-type="string">
            <text:p>TURMSI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phrunn Mountains <text:s text:c="6"/>Афранновы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франновы Горы</text:p>
          </table:table-cell>
          <table:table-cell office:value-type="string" calcext:value-type="string">
            <text:p>Montagnes Aphrun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pra <text:s text:c="18"/>Сапр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апра</text:p>
          </table:table-cell>
          <table:table-cell table:style-name="ce2" office:value-type="string" calcext:value-type="string">
            <text:p>Sapr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LIGHON <text:s text:c="16"/>ИЛИГО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ЛИГОН</text:p>
          </table:table-cell>
          <table:table-cell table:style-name="ce2" office:value-type="string" calcext:value-type="string">
            <text:p>ILIGHÔ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unwood <text:s text:c="16"/>Монаши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Нанвуд</text:p>
          </table:table-cell>
          <table:table-cell office:value-type="string" calcext:value-type="string">
            <text:p>Bois des Mésang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.3" calcext:value-type="float">
            <text:p>-3,3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Reth <text:s text:c="19"/>Р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Рет</text:p>
          </table:table-cell>
          <table:table-cell table:style-name="ce2" office:value-type="string" calcext:value-type="string">
            <text:p>Re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kanapeaks <text:s text:c="13"/>Акан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Пики Аканы</text:p>
          </table:table-cell>
          <table:table-cell office:value-type="string" calcext:value-type="string">
            <text:p>Pics Akan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elthuntel <text:s text:c="13"/>Делтунтел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елтунтель</text:p>
          </table:table-cell>
          <table:table-cell table:style-name="ce4" office:value-type="string" calcext:value-type="string">
            <text:p>Delthunt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irspur <text:s text:c="16"/>Небесный Отрог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ебесный Отрог</text:p>
          </table:table-cell>
          <table:table-cell table:style-name="ce2" office:value-type="string" calcext:value-type="string">
            <text:p>Airsp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imbar <text:s text:c="17"/>Симб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имбар</text:p>
          </table:table-cell>
          <table:table-cell table:style-name="ce2" office:value-type="string" calcext:value-type="string">
            <text:p>Cim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oorenar <text:s text:c="15"/>Сурен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уренар</text:p>
          </table:table-cell>
          <table:table-cell table:style-name="ce2" office:value-type="string" calcext:value-type="string">
            <text:p>Sooren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aothkund <text:s text:c="14"/>Лаоскан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аотканд</text:p>
          </table:table-cell>
          <table:table-cell table:style-name="ce2" office:value-type="string" calcext:value-type="string">
            <text:p>Laothkun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ordulkin <text:s text:c="14"/>Мордалки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ордулкин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ордулкин</text:p>
          </table:table-cell>
          <table:table-cell table:style-name="ce2" office:value-type="string" calcext:value-type="string">
            <text:p>Mordulki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skalant <text:s text:c="15"/>Эскалан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Эскалант</text:p>
          </table:table-cell>
          <table:table-cell table:style-name="ce2" office:value-type="string" calcext:value-type="string">
            <text:p>Eskalan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ount Thulbane <text:s text:c="9"/>Гора Тулбей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а Тулбейн</text:p>
          </table:table-cell>
          <table:table-cell office:value-type="string" calcext:value-type="string">
            <text:p><text:span text:style-name="T1">Monts Thulbane</text:span>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RESKEL <text:s text:c="15"/>ТРЕСКЕЛЬ</text:p>
          </table:table-cell>
          <table:table-cell table:number-columns-repeated="2" table:style-name="ce1" office:value-type="string" calcext:value-type="string">
            <text:p>ТРЕСКЕЛЬ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ТРЕСКЕЛЬ</text:p>
          </table:table-cell>
          <table:table-cell table:style-name="ce2" office:value-type="string" calcext:value-type="string">
            <text:p>THRESK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iders to the Sky <text:s text:c="6"/>Небесные Всадник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ебесные Всадники</text:p>
          </table:table-cell>
          <table:table-cell office:value-type="string" calcext:value-type="string">
            <text:p>Montagnes des Chasseurs Célèst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essemprar <text:s text:c="13"/>Мессемпр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ессемпрар</text:p>
          </table:table-cell>
          <table:table-cell table:style-name="ce2" office:value-type="string" calcext:value-type="string">
            <text:p>Messempr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Alaor <text:s text:c="14"/>Алаор <text:s text:c="3"/>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лаор</text:p>
          </table:table-cell>
          <table:table-cell table:style-name="ce2" office:value-type="string" calcext:value-type="string">
            <text:p>Ala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4" calcext:value-type="float">
            <text:p>-0,4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Lendore <text:s text:c="16"/>Лендо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ндор</text:p>
          </table:table-cell>
          <table:table-cell table:style-name="ce2" office:value-type="string" calcext:value-type="string">
            <text:p>Lendo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elanter Isles <text:s text:c="9"/>Архипелаг Нелант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рхипелаг Нелантер</text:p>
          </table:table-cell>
          <table:table-cell office:value-type="string" calcext:value-type="string">
            <text:p>Îles Nélanthèr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Zazesspur <text:s text:c="14"/>Зазесспур</text:p>
          </table:table-cell>
          <table:table-cell table:style-name="ce1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Зазесспур</text:p>
          </table:table-cell>
          <table:table-cell table:style-name="ce2" office:value-type="string" calcext:value-type="string">
            <text:p>Zazessp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yratma <text:s text:c="16"/>Миратм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ратм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ратма</text:p>
          </table:table-cell>
          <table:table-cell table:style-name="ce2" office:value-type="string" calcext:value-type="string">
            <text:p>Myratm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emnon <text:s text:c="17"/>Мемно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емнон</text:p>
          </table:table-cell>
          <table:table-cell table:style-name="ce2" office:value-type="string" calcext:value-type="string">
            <text:p>Memn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alim Desert <text:s text:c="11"/>Пустыня Калим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пустыня Калим</text:p>
          </table:table-cell>
          <table:table-cell table:number-columns-repeated="2" table:style-name="ce1" office:value-type="string" calcext:value-type="string">
            <text:p>Пустыня Калим</text:p>
          </table:table-cell>
          <table:table-cell office:value-type="string" calcext:value-type="string">
            <text:p>Désert Calim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astle of Thethyr <text:s text:c="6"/>Замок Тет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мок Тетир</text:p>
          </table:table-cell>
          <table:table-cell office:value-type="string" calcext:value-type="string">
            <text:p>Château-Téthy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4" calcext:value-type="float">
            <text:p>-1,4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ETHYR <text:s text:c="17"/>ТЕТИР</text:p>
          </table:table-cell>
          <table:table-cell table:number-columns-repeated="4" table:style-name="ce1" office:value-type="string" calcext:value-type="string">
            <text:p>ТЕТИР</text:p>
          </table:table-cell>
          <table:table-cell table:style-name="ce5" office:value-type="string" calcext:value-type="string">
            <text:p>TÉTHY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rromar <text:s text:c="15"/>Дарром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Дарром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Дарромар</text:p>
          </table:table-cell>
          <table:table-cell table:style-name="ce2" office:value-type="string" calcext:value-type="string">
            <text:p>Darrom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ALIMSHAN <text:s text:c="14"/>КАЛИМШАН</text:p>
          </table:table-cell>
          <table:table-cell table:number-columns-repeated="4" table:style-name="ce1" office:value-type="string" calcext:value-type="string">
            <text:p>КАЛИМШАН</text:p>
          </table:table-cell>
          <table:table-cell table:style-name="ce2" office:value-type="string" calcext:value-type="string">
            <text:p>CALIMSHA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orge of the Fallen Idol Теснина Падшего Идол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снина Падшего Идола</text:p>
          </table:table-cell>
          <table:table-cell office:value-type="string" calcext:value-type="string">
            <text:p>Gorge de l’Idole Déchu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orest of Mir <text:s text:c="10"/>Мирровый Лес</text:p>
          </table:table-cell>
          <table:table-cell table:number-columns-repeated="2" table:style-name="ce1" office:value-type="string" calcext:value-type="string">
            <text:p>Мирровый лес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рровый Лес</text:p>
          </table:table-cell>
          <table:table-cell office:value-type="string" calcext:value-type="string">
            <text:p>Forêt de M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radush <text:s text:c="15"/>Сарадуш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арадуш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арадуш</text:p>
          </table:table-cell>
          <table:table-cell table:style-name="ce2" office:value-type="string" calcext:value-type="string">
            <text:p>Saradus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thal Pass <text:s text:c="13"/>Перевал Итал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еревал Итала</text:p>
          </table:table-cell>
          <table:table-cell office:value-type="string" calcext:value-type="string">
            <text:p>Passe de l’Ith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RLKAZAR <text:s text:c="15"/>ЭРЛКАЗ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ЭРЛКАЗАР</text:p>
          </table:table-cell>
          <table:table-cell table:style-name="ce2" office:value-type="string" calcext:value-type="string">
            <text:p>ERLKAZ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lorbauth <text:s text:c="14"/>Ллорбо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лорбот</text:p>
          </table:table-cell>
          <table:table-cell table:style-name="ce2" office:value-type="string" calcext:value-type="string">
            <text:p>Llorbau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heshayl <text:s text:c="15"/>Лешей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шейл</text:p>
          </table:table-cell>
          <table:table-cell table:style-name="ce2" office:value-type="string" calcext:value-type="string">
            <text:p>Lheshay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uhlnarim <text:s text:c="14"/>Дюльнарим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юльнарим</text:p>
          </table:table-cell>
          <table:table-cell table:style-name="ce2" office:value-type="string" calcext:value-type="string">
            <text:p>Duhlnarim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rkh <text:s text:c="18"/>Серк</text:p>
          </table:table-cell>
          <table:table-cell table:style-name="ce1" office:value-type="string" calcext:value-type="string">
            <text:p>Суркх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3" office:value-type="string" calcext:value-type="string">
            <text:p>Сурх</text:p>
          </table:table-cell>
          <table:table-cell table:style-name="ce2" office:value-type="string" calcext:value-type="string">
            <text:p>Surk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ornwood <text:s text:c="14"/>Терновы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рновый Лес</text:p>
          </table:table-cell>
          <table:table-cell office:value-type="string" calcext:value-type="string">
            <text:p>Bois d’Épin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4" calcext:value-type="float">
            <text:p>-2,4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Ormath <text:s text:c="17"/>Орма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рмат</text:p>
          </table:table-cell>
          <table:table-cell table:style-name="ce2" office:value-type="string" calcext:value-type="string">
            <text:p>Orm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Winterwood <text:s text:c="13"/>Зимни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имний Лес</text:p>
          </table:table-cell>
          <table:table-cell office:value-type="string" calcext:value-type="string">
            <text:p>Bois d’Hiv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impeth <text:s text:c="16"/>Нимп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импет</text:p>
          </table:table-cell>
          <table:table-cell table:style-name="ce2" office:value-type="string" calcext:value-type="string">
            <text:p>Nimpe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ESPECH <text:s text:c="16"/>СЕСПЕ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ЕСПЕЧ</text:p>
          </table:table-cell>
          <table:table-cell table:style-name="ce2" office:value-type="string" calcext:value-type="string">
            <text:p>SESPE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rrabar <text:s text:c="16"/>Арраб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ррабар</text:p>
          </table:table-cell>
          <table:table-cell table:style-name="ce2" office:value-type="string" calcext:value-type="string">
            <text:p>Arrab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Ormpetarr <text:s text:c="14"/>Ормпетар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рмпетарр</text:p>
          </table:table-cell>
          <table:table-cell table:style-name="ce2" office:value-type="string" calcext:value-type="string">
            <text:p>Ormpetar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ljak <text:s text:c="18"/>Илдже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лджек</text:p>
          </table:table-cell>
          <table:table-cell table:style-name="ce2" office:value-type="string" calcext:value-type="string">
            <text:p>Ilja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HONDATH <text:s text:c="15"/>ЧОНДАТ</text:p>
          </table:table-cell>
          <table:table-cell table:number-columns-repeated="4" table:style-name="ce1" office:value-type="string" calcext:value-type="string">
            <text:p>ЧОНДАТ</text:p>
          </table:table-cell>
          <table:table-cell table:style-name="ce2" office:value-type="string" calcext:value-type="string">
            <text:p>CHOND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Chondalwood <text:s text:c="8"/>Лес Чондал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Чондалвуд</text:p>
          </table:table-cell>
          <table:table-cell table:style-name="ce3" office:value-type="string" calcext:value-type="string">
            <text:p>Лес Чондал</text:p>
          </table:table-cell>
          <table:table-cell office:value-type="string" calcext:value-type="string">
            <text:p>Bois de Chond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lath <text:s text:c="18"/>Хла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Хлат</text:p>
          </table:table-cell>
          <table:table-cell table:style-name="ce2" office:value-type="string" calcext:value-type="string">
            <text:p>Hl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londeth</text:p>
          </table:table-cell>
          <table:table-cell table:style-name="ce1" table:number-columns-repeated="4"/>
          <table:table-cell table:style-name="ce1" office:value-type="string" calcext:value-type="string">
            <text:p>Hlondeth</text:p>
          </table:table-cell>
          <table:table-cell table:number-columns-repeated="1018"/>
        </table:table-row>
        <table:table-row table:style-name="ro3">
          <table:table-cell table:style-name="ce1" table:number-columns-repeated="5"/>
          <table:table-cell table:style-name="ce2"/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float" office:value="-3.4" calcext:value-type="float">
            <text:p>-3,4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e Maerthwatch <text:s text:c="8"/>Мертов Дозо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ертов Дозор</text:p>
          </table:table-cell>
          <table:table-cell office:value-type="string" calcext:value-type="string">
            <text:p>Guet Maer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KANAL <text:s text:c="17"/>АКАНАЛ</text:p>
          </table:table-cell>
          <table:table-cell table:number-columns-repeated="2" table:style-name="ce1" office:value-type="string" calcext:value-type="string">
            <text:p>АКАНАЛ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АКАНАЛ</text:p>
          </table:table-cell>
          <table:table-cell table:style-name="ce2" office:value-type="string" calcext:value-type="string">
            <text:p>AKAN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Oslin <text:s text:c="18"/>Осли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слин</text:p>
          </table:table-cell>
          <table:table-cell table:style-name="ce2" office:value-type="string" calcext:value-type="string">
            <text:p>Osli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Adder Swamp <text:s text:c="8"/>Змеиное Болото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Гадючье Болото</text:p>
          </table:table-cell>
          <table:table-cell office:value-type="string" calcext:value-type="string">
            <text:p>Marais d’Add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HESSENTA <text:s text:c="14"/>ЧЕССЕНТ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ЧЕССЕНТА</text:p>
          </table:table-cell>
          <table:table-cell table:style-name="ce2" office:value-type="string" calcext:value-type="string">
            <text:p>CHESSENT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uthcheq <text:s text:c="15"/>Лусче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утчек</text:p>
          </table:table-cell>
          <table:table-cell table:style-name="ce2" office:value-type="string" calcext:value-type="string">
            <text:p>Luthcheq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ethwood <text:s text:c="15"/>Лес М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Мет</text:p>
          </table:table-cell>
          <table:table-cell office:value-type="string" calcext:value-type="string">
            <text:p>Bois de Me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moking Mountains <text:s text:c="2"/>Дымящиеся Гор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Дымчатые Горы</text:p>
          </table:table-cell>
          <table:table-cell office:value-type="string" calcext:value-type="string">
            <text:p>Montagnes Fumant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alath <text:s text:c="17"/>Дала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алат</text:p>
          </table:table-cell>
          <table:table-cell table:style-name="ce2" office:value-type="string" calcext:value-type="string">
            <text:p>Dal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ssel <text:s text:c="17"/>Сассе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ассел</text:p>
          </table:table-cell>
          <table:table-cell table:style-name="ce2" office:value-type="string" calcext:value-type="string">
            <text:p>Susse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NTHER <text:s text:c="17"/>УНТЕР</text:p>
          </table:table-cell>
          <table:table-cell table:style-name="ce1" office:value-type="string" calcext:value-type="string">
            <text:p>УНТЕР</text:p>
          </table:table-cell>
          <table:table-cell table:style-name="ce1" office:value-type="string" calcext:value-type="string">
            <text:p>АНТЕР</text:p>
          </table:table-cell>
          <table:table-cell table:style-name="ce1" office:value-type="string" calcext:value-type="string">
            <text:p>УНТЕР</text:p>
          </table:table-cell>
          <table:table-cell table:style-name="ce3" office:value-type="string" calcext:value-type="string">
            <text:p>УНТЕР</text:p>
          </table:table-cell>
          <table:table-cell table:style-name="ce2" office:value-type="string" calcext:value-type="string">
            <text:p>UNTH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Green Lands <text:s text:c="8"/>Зеленые Земл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елёные Земли</text:p>
          </table:table-cell>
          <table:table-cell office:value-type="string" calcext:value-type="string">
            <text:p>Vertes Contré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nthalass <text:s text:c="14"/>Унталас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Унталасс</text:p>
          </table:table-cell>
          <table:table-cell table:style-name="ce2" office:value-type="string" calcext:value-type="string">
            <text:p>Unthalas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ULHORAND <text:s text:c="14"/>МУЛХОРАНД</text:p>
          </table:table-cell>
          <table:table-cell table:style-name="ce1" office:value-type="string" calcext:value-type="string">
            <text:p>МУЛХОРАНД</text:p>
          </table:table-cell>
          <table:table-cell table:style-name="ce1" office:value-type="string" calcext:value-type="string">
            <text:p>МАЛХОРАНД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УЛХОРАНД</text:p>
          </table:table-cell>
          <table:table-cell table:style-name="ce2" office:value-type="string" calcext:value-type="string">
            <text:p>MULHORAN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Neldorild <text:s text:c="14"/>Нельдорил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Нельдорилд</text:p>
          </table:table-cell>
          <table:table-cell table:style-name="ce2" office:value-type="string" calcext:value-type="string">
            <text:p>Neldoril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5" calcext:value-type="float">
            <text:p>-0,5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Fort Belurian <text:s text:c="10"/>Форт Белуриа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Форт Белуриан</text:p>
          </table:table-cell>
          <table:table-cell table:style-name="ce1" office:value-type="string" calcext:value-type="string">
            <text:p>Fort Béluarie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ort Nyranzaru <text:s text:c="9"/>Порт Ниранзару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орт Ниранзару</text:p>
          </table:table-cell>
          <table:table-cell table:style-name="ce2" office:value-type="string" calcext:value-type="string">
            <text:p>Port Nyranzaru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Port Castigliar <text:s text:c="8"/>Порт Кастилья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Порт Кастильяр</text:p>
          </table:table-cell>
          <table:table-cell table:style-name="ce2" office:value-type="string" calcext:value-type="string">
            <text:p>Port Castigli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ezro <text:s text:c="18"/>Мезро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езро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езро</text:p>
          </table:table-cell>
          <table:table-cell table:style-name="ce2" office:value-type="string" calcext:value-type="string">
            <text:p>Mezro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5" calcext:value-type="float">
            <text:p>-1,5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Calimport <text:s text:c="14"/>Калимпорт</text:p>
          </table:table-cell>
          <table:table-cell table:number-columns-repeated="4" table:style-name="ce1" office:value-type="string" calcext:value-type="string">
            <text:p>Калимпорт</text:p>
          </table:table-cell>
          <table:table-cell table:style-name="ce2" office:value-type="string" calcext:value-type="string">
            <text:p>Calimpor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Almraiven <text:s text:c="14"/>Альмрайве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льмрайвен</text:p>
          </table:table-cell>
          <table:table-cell table:style-name="ce2" office:value-type="string" calcext:value-type="string">
            <text:p>Almraive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Kzetler <text:s text:c="16"/>Кзельт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зельтер</text:p>
          </table:table-cell>
          <table:table-cell table:style-name="ce2" office:value-type="string" calcext:value-type="string">
            <text:p>Kzetl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ARSULT <text:s text:c="15"/>ТАРСУЛЬ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АРСУЛЬТ</text:p>
          </table:table-cell>
          <table:table-cell table:style-name="ce2" office:value-type="string" calcext:value-type="string">
            <text:p>THARSUL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rbeth <text:s text:c="17"/>Арб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рбет</text:p>
          </table:table-cell>
          <table:table-cell table:style-name="ce2" office:value-type="string" calcext:value-type="string">
            <text:p>Urbe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uldolphor <text:s text:c="13"/>Сулдольфо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улдольфор</text:p>
          </table:table-cell>
          <table:table-cell table:style-name="ce2" office:value-type="string" calcext:value-type="string">
            <text:p>Suldolpho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intar <text:s text:c="17"/>Минтар</text:p>
          </table:table-cell>
          <table:table-cell table:number-columns-repeated="2" table:style-name="ce1" office:value-type="string" calcext:value-type="string">
            <text:p>Минт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Минтар</text:p>
          </table:table-cell>
          <table:table-cell table:style-name="ce2" office:value-type="string" calcext:value-type="string">
            <text:p>Mint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ymarsh <text:s text:c="14"/>Болотный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Теймарш</text:p>
          </table:table-cell>
          <table:table-cell office:value-type="string" calcext:value-type="string">
            <text:p>Marécage de They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elmur <text:s text:c="16"/>Сэйлм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эйлмур</text:p>
          </table:table-cell>
          <table:table-cell table:style-name="ce2" office:value-type="string" calcext:value-type="string">
            <text:p>Saelm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Lake of Steam <text:s text:c="6"/>Озеро Пар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зеро Пара</text:p>
          </table:table-cell>
          <table:table-cell office:value-type="string" calcext:value-type="string">
            <text:p>Lac de Vape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rmasulter <text:s text:c="11"/>Термасалт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ермасалтер</text:p>
          </table:table-cell>
          <table:table-cell table:style-name="ce2" office:value-type="string" calcext:value-type="string">
            <text:p>Thermasult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heirtalar <text:s text:c="13"/>Шэртал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Шэрталар</text:p>
          </table:table-cell>
          <table:table-cell table:style-name="ce2" office:value-type="string" calcext:value-type="string">
            <text:p>Sheirtal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5" calcext:value-type="float">
            <text:p>-2,5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Ankhapur <text:s text:c="15"/>Арханп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рханпур</text:p>
          </table:table-cell>
          <table:table-cell table:style-name="ce2" office:value-type="string" calcext:value-type="string">
            <text:p>Ankhapu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Qurth Forest <text:s text:c="11"/>Куртов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уртов Лес</text:p>
          </table:table-cell>
          <table:table-cell office:value-type="string" calcext:value-type="string">
            <text:p>Forêt de Qur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Derlusk <text:s text:c="16"/>Дерласк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ерласк</text:p>
          </table:table-cell>
          <table:table-cell table:style-name="ce2" office:value-type="string" calcext:value-type="string">
            <text:p>Derlusk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haar <text:s text:c="14"/>Шаар</text:p>
          </table:table-cell>
          <table:table-cell table:number-columns-repeated="2" table:style-name="ce1" office:value-type="string" calcext:value-type="string">
            <text:p>Ша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Шаар</text:p>
          </table:table-cell>
          <table:table-cell office:value-type="string" calcext:value-type="string">
            <text:p>Le Sha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Duskwood <text:s text:c="11"/>Сумеречный Лес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умеречный Лес</text:p>
          </table:table-cell>
          <table:table-cell office:value-type="string" calcext:value-type="string">
            <text:p>Bois du Crépuscul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nnarlith <text:s text:c="14"/>Иннарли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ннарлит</text:p>
          </table:table-cell>
          <table:table-cell table:style-name="ce2" office:value-type="string" calcext:value-type="string">
            <text:p>Innarli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hesper <text:s text:c="16"/>Лесп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пер</text:p>
          </table:table-cell>
          <table:table-cell table:style-name="ce2" office:value-type="string" calcext:value-type="string">
            <text:p>Lhesp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haarmid <text:s text:c="15"/>Шаарми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Шаармид</text:p>
          </table:table-cell>
          <table:table-cell table:style-name="ce2" office:value-type="string" calcext:value-type="string">
            <text:p>Shaarmid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irestear Mountains <text:s text:c="4"/>Огненные Круч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Огненные Кручи</text:p>
          </table:table-cell>
          <table:table-cell office:value-type="string" calcext:value-type="string">
            <text:p>Montagnes Trempfeu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.5" calcext:value-type="float">
            <text:p>-3,5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orsch <text:s text:c="17"/>Торск <text:s text:c="12"/>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орск </text:p>
          </table:table-cell>
          <table:table-cell table:style-name="ce2" office:value-type="string" calcext:value-type="string">
            <text:p>Tors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Shaar <text:s text:c="14"/>Шаар</text:p>
          </table:table-cell>
          <table:table-cell table:number-columns-repeated="2" table:style-name="ce1" office:value-type="string" calcext:value-type="string">
            <text:p>Ша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Шаар</text:p>
          </table:table-cell>
          <table:table-cell office:value-type="string" calcext:value-type="string">
            <text:p>Le Sha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Koltar <text:s text:c="17"/>Кольт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ольтар</text:p>
          </table:table-cell>
          <table:table-cell table:style-name="ce2" office:value-type="string" calcext:value-type="string">
            <text:p>Kôlt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ardcastle <text:s text:c="13"/>Стойкая Крепост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тойкая Крепость</text:p>
          </table:table-cell>
          <table:table-cell office:value-type="string" calcext:value-type="string">
            <text:p>Durchâteau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artheart <text:s text:c="14"/>Сердце Земл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ердце Земли</text:p>
          </table:table-cell>
          <table:table-cell office:value-type="string" calcext:value-type="string">
            <text:p>Cordisphèr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thangol Mountains <text:s text:c="5"/>Горы Утанго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Утангол</text:p>
          </table:table-cell>
          <table:table-cell office:value-type="string" calcext:value-type="string">
            <text:p>Montagnes Uthango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iftwood <text:s text:c="15"/>Лес Расселин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Расселины</text:p>
          </table:table-cell>
          <table:table-cell office:value-type="string" calcext:value-type="string">
            <text:p>Bois de la Faill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Eastern Shaar <text:s text:c="6"/>Восточный Шаар</text:p>
          </table:table-cell>
          <table:table-cell table:style-name="ce1" office:value-type="string" calcext:value-type="string">
            <text:p>Восточный Шаар</text:p>
          </table:table-cell>
          <table:table-cell table:style-name="ce1" office:value-type="string" calcext:value-type="string">
            <text:p>восточный Шаар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Восточный Шаар</text:p>
          </table:table-cell>
          <table:table-cell office:value-type="string" calcext:value-type="string">
            <text:p>Le Shaar Orient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uncil Hills <text:s text:c="10"/>Холмы Совет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Холмы Совета</text:p>
          </table:table-cell>
          <table:table-cell office:value-type="string" calcext:value-type="string">
            <text:p>Collines du Consei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oadsquat Mountains <text:s text:c="4"/>Горы Присевшей Жаб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Присевшей Жабы</text:p>
          </table:table-cell>
          <table:table-cell office:value-type="string" calcext:value-type="string">
            <text:p>Montagnes du Crapaud Accroupi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0.6" calcext:value-type="float">
            <text:p>-0,6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Jungles of Chult <text:s text:c="7"/>Чультские Джунгли </text:p>
          </table:table-cell>
          <table:table-cell table:style-name="ce1" office:value-type="string" calcext:value-type="string">
            <text:p>-</text:p>
          </table:table-cell>
          <table:table-cell table:number-columns-repeated="2" table:style-name="ce1" office:value-type="string" calcext:value-type="string">
            <text:p>джунгли Чулта</text:p>
          </table:table-cell>
          <table:table-cell table:style-name="ce1" office:value-type="string" calcext:value-type="string">
            <text:p>Джунгли Чулта</text:p>
          </table:table-cell>
          <table:table-cell table:style-name="ce1" office:value-type="string" calcext:value-type="string">
            <text:p>Jungles de Chult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shau <text:s text:c="18"/>Айшо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Айшо</text:p>
          </table:table-cell>
          <table:table-cell table:style-name="ce2" office:value-type="string" calcext:value-type="string">
            <text:p>Ishau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nrach Mountains <text:s text:c="6"/>Горы Санра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Санрач</text:p>
          </table:table-cell>
          <table:table-cell office:value-type="string" calcext:value-type="string">
            <text:p>Montagnes Sanra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MARACH <text:s text:c="15"/>САМАРАЧ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АМАРАЧ</text:p>
          </table:table-cell>
          <table:table-cell table:style-name="ce2" office:value-type="string" calcext:value-type="string">
            <text:p>SAMARAC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INDOL <text:s text:c="16"/>ТИНДО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ИНДОЛ</text:p>
          </table:table-cell>
          <table:table-cell table:style-name="ce2" office:value-type="string" calcext:value-type="string">
            <text:p>THINDO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undeth <text:s text:c="16"/>Лунде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ундет</text:p>
          </table:table-cell>
          <table:table-cell table:style-name="ce2" office:value-type="string" calcext:value-type="string">
            <text:p>Lunde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1.6" calcext:value-type="float">
            <text:p>-1,6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Hazur Mountains <text:s text:c="8"/>Горы Хазу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Горы Хазур</text:p>
          </table:table-cell>
          <table:table-cell table:style-name="ce9" office:value-type="string" calcext:value-type="string">
            <text:p>Montagnes Hazuk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" office:value-type="string" calcext:value-type="string">
            <text:p>Riveron <text:s text:c="16"/>Риверон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Риверон</text:p>
          </table:table-cell>
          <table:table-cell table:style-name="ce2" office:value-type="string" calcext:value-type="string">
            <text:p>Riveron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Black Jungle <text:s text:c="7"/>Черные Джунгли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Чёрные Джунгли</text:p>
          </table:table-cell>
          <table:table-cell office:value-type="string" calcext:value-type="string">
            <text:p>Jungles Noir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hair Jungles <text:s text:c="10"/>Мхейрские Джунгли</text:p>
          </table:table-cell>
          <table:table-cell table:style-name="ce1" office:value-type="string" calcext:value-type="string">
            <text:p>Джунгли Мхейр</text:p>
          </table:table-cell>
          <table:table-cell table:style-name="ce1" office:value-type="string" calcext:value-type="string">
            <text:p>джунгли Мхаира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Джунгли Мхаира</text:p>
          </table:table-cell>
          <table:table-cell office:value-type="string" calcext:value-type="string">
            <text:p>Jungles de Mhai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ammarash <text:s text:c="14"/>Саммараш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аммараш</text:p>
          </table:table-cell>
          <table:table-cell table:style-name="ce2" office:value-type="string" calcext:value-type="string">
            <text:p>Sammaras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Ithmond <text:s text:c="16"/>Итмонг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Итмонг</text:p>
          </table:table-cell>
          <table:table-cell table:style-name="ce2" office:value-type="string" calcext:value-type="string">
            <text:p>Ithmong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APALIIYA <text:s text:c="14"/>ЛАПАЛИЯ</text:p>
          </table:table-cell>
          <table:table-cell table:style-name="ce1" office:value-type="string" calcext:value-type="string">
            <text:p>ЛАПАЛИИЙЯ</text:p>
          </table:table-cell>
          <table:table-cell table:style-name="ce1" office:value-type="string" calcext:value-type="string">
            <text:p>ЛАПАЛИЙЯ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ЛАПАЛИЙЯ</text:p>
          </table:table-cell>
          <table:table-cell table:style-name="ce2" office:value-type="string" calcext:value-type="string">
            <text:p>LAPALIIY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ushpool <text:s text:c="15"/>Заросший Пруд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росший Пруд</text:p>
          </table:table-cell>
          <table:table-cell table:style-name="ce2" office:value-type="string" calcext:value-type="string">
            <text:p>Lushpoo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West Wall <text:s text:c="10"/>Западная Стен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Западная Стена</text:p>
          </table:table-cell>
          <table:table-cell office:value-type="string" calcext:value-type="string">
            <text:p>Paroi Occidentale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2.6" calcext:value-type="float">
            <text:p>-2,6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e Dun Hills <text:s text:c="10"/>Сумрачные Холмы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Сумрачные Холмы</text:p>
          </table:table-cell>
          <table:table-cell office:value-type="string" calcext:value-type="string">
            <text:p>Collines Brun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Misty Vale <text:s text:c="13"/>Мглистая Долин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Мглистая Долина</text:p>
          </table:table-cell>
          <table:table-cell office:value-type="string" calcext:value-type="string">
            <text:p>Val Brumeux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ALRUAA <text:s text:c="16"/>ХАЛРУАА</text:p>
          </table:table-cell>
          <table:table-cell table:number-columns-repeated="2" table:style-name="ce1" office:value-type="string" calcext:value-type="string">
            <text:p>ХАЛРУА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ХАЛРУАА</text:p>
          </table:table-cell>
          <table:table-cell table:style-name="ce2" office:value-type="string" calcext:value-type="string">
            <text:p>HALRUAA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Wyrmbones <text:s text:c="10"/>Вирмова Кость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Кости Вирма</text:p>
          </table:table-cell>
          <table:table-cell office:value-type="string" calcext:value-type="string">
            <text:p>Les Dracossement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Kormul <text:s text:c="17"/>Кормул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Кормул</text:p>
          </table:table-cell>
          <table:table-cell table:style-name="ce2" office:value-type="string" calcext:value-type="string">
            <text:p>Kormu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he North Wall <text:s text:c="9"/>Северная Сте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еверная Стена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Северная Стена</text:p>
          </table:table-cell>
          <table:table-cell office:value-type="string" calcext:value-type="string">
            <text:p>Paroi Septention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hannathwood <text:s text:c="11"/>Лес Чаннат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Чаннат</text:p>
          </table:table-cell>
          <table:table-cell office:value-type="string" calcext:value-type="string">
            <text:p>Bois de Chann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ethmar <text:s text:c="16"/>Ретм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Ретмар</text:p>
          </table:table-cell>
          <table:table-cell table:style-name="ce2" office:value-type="string" calcext:value-type="string">
            <text:p>Rethm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hannathgate <text:s text:c="11"/>Врата Чаннат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Врата Чанната</text:p>
          </table:table-cell>
          <table:table-cell office:value-type="string" calcext:value-type="string">
            <text:p>Pont-Chann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Rathgaunt Hills <text:s text:c="8"/>Тощехолмье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Тощие Холмы</text:p>
          </table:table-cell>
          <table:table-cell office:value-type="string" calcext:value-type="string">
            <text:p>Collines de Décharnrath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==========</text:p>
          </table:table-cell>
          <table:table-cell table:number-columns-repeated="1023"/>
        </table:table-row>
        <table:table-row table:style-name="ro3">
          <table:table-cell table:style-name="ce1" office:value-type="float" office:value="-3.6" calcext:value-type="float">
            <text:p>-3,6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Three Swords <text:s text:c="11"/>Три Меча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Три Меча</text:p>
          </table:table-cell>
          <table:table-cell office:value-type="string" calcext:value-type="string">
            <text:p>Trois-Épée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orest of Amtar <text:s text:c="8"/>Лес Амта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Лес Амтар</text:p>
          </table:table-cell>
          <table:table-cell office:value-type="string" calcext:value-type="string">
            <text:p>Forêt d’Amta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Gnollwatch Mountains <text:s text:c="3"/>Гноллий Дозор</text:p>
          </table:table-cell>
          <table:table-cell table:style-name="ce1" office:value-type="string" calcext:value-type="string">
            <text:p>Горы Гнолльего Дозора</text:p>
          </table:table-cell>
          <table:table-cell table:style-name="ce1" office:value-type="string" calcext:value-type="string">
            <text:p>горы Заставы гноллов</text:p>
          </table:table-cell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Горы Гнолльего Дозора</text:p>
          </table:table-cell>
          <table:table-cell office:value-type="string" calcext:value-type="string">
            <text:p>Montagnes du Guet des Gnoll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Hills of the Dead Kings Холмы Мертвых Королей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Холмы Мёртвых Королей</text:p>
          </table:table-cell>
          <table:table-cell office:value-type="string" calcext:value-type="string">
            <text:p>Collines des Défunts Rois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1" office:value-type="string" calcext:value-type="string">
            <text:p>Delzimmer <text:s text:c="14"/>Дельзимме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office:value-type="string" calcext:value-type="string">
            <text:p>Дельзиммер</text:p>
          </table:table-cell>
          <table:table-cell table:style-name="ce2" office:value-type="string" calcext:value-type="string">
            <text:p>Delzimmer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Southern LLuirwood <text:s text:c="5"/>Южный Ллю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Южный Ллуир</text:p>
          </table:table-cell>
          <table:table-cell office:value-type="string" calcext:value-type="string">
            <text:p>Lluirbois Méridional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Luirwood <text:s text:c="14"/>Лес Ллюир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3" office:value-type="string" calcext:value-type="string">
            <text:p>Лес Ллуир</text:p>
          </table:table-cell>
          <table:table-cell office:value-type="string" calcext:value-type="string">
            <text:p>Lluirboi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LUIREN <text:s text:c="17"/>ЛЮИРЕН</text:p>
          </table:table-cell>
          <table:table-cell table:number-columns-repeated="4" table:style-name="ce1" office:value-type="string" calcext:value-type="string">
            <text:p>ЛУИРЕН</text:p>
          </table:table-cell>
          <table:table-cell table:style-name="ce4" office:value-type="string" calcext:value-type="string">
            <text:p>LUIREN</text:p>
          </table:table-cell>
          <table:table-cell table:number-columns-repeated="1018"/>
        </table:table-row>
        <table:table-row table:style-name="ro3" table:number-rows-repeated="632">
          <table:table-cell table:number-columns-repeated="1024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6">
      <number:hours/>
      <number:text>:</number:text>
      <number:minutes number:style="long"/>
      <number:text> </number:text>
      <number:am-pm/>
    </number:tim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20:40:39.8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g1_5f_EET_5f_map_5f_terms-2" style:display-name="PageStyle_bg1_EET_map_terms-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9T21:38:38.476000000</dc:date>
    <meta:editing-duration>PT4H35M59S</meta:editing-duration>
    <meta:editing-cycles>59</meta:editing-cycles>
    <meta:generator>LibreOffice/7.3.2.2$Windows_X86_64 LibreOffice_project/49f2b1bff42cfccbd8f788c8dc32c1c309559be0</meta:generator>
    <meta:document-statistic meta:table-count="1" meta:cell-count="1931" meta:object-count="0"/>
  </office:meta>
</office:document-meta>
</file>